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5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"/>
  <manifest:file-entry manifest:full-path="ObjectReplacements/Object 2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"/>
  <manifest:file-entry manifest:full-path="ObjectReplacements/Object 243" manifest:media-type="application/x-openoffice-gdimetafile;windows_formatname=&quot;GDIMetaFile&quot;"/>
  <manifest:file-entry manifest:full-path="ObjectReplacements/Object 33" manifest:media-type="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04bcac8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9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1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17" style:family="paragraph" style:parent-style-name="Heading_20_1">
      <style:text-properties style:font-name="Times New Roman" fo:font-size="16pt" style:font-size-asian="16pt" style:font-size-complex="16pt"/>
    </style:style>
    <style:style style:name="P118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119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120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21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22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23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2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9f26a1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6a04a72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b110d7" officeooo:paragraph-rsid="06b39ca4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a9fc7e" officeooo:paragraph-rsid="06a9fc7e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110d7" officeooo:paragraph-rsid="06b110d7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6d3ceda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1084f" officeooo:paragraph-rsid="0701084f" style:font-size-asian="12pt" style:font-weight-asian="normal" style:font-size-complex="12pt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580a368" style:font-weight-asian="bold" style:font-weight-complex="bold"/>
    </style:style>
    <style:style style:name="T12" style:family="text">
      <style:text-properties fo:font-weight="bold" officeooo:rsid="058187b9" style:font-weight-asian="bold" style:font-weight-complex="bold"/>
    </style:style>
    <style:style style:name="T13" style:family="text">
      <style:text-properties fo:font-weight="bold" officeooo:rsid="05883c22" style:font-weight-asian="bold" style:font-weight-complex="bold"/>
    </style:style>
    <style:style style:name="T14" style:family="text">
      <style:text-properties fo:font-weight="bold" officeooo:rsid="06ea2775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531ed" style:font-weight-asian="normal" style:font-weight-complex="normal"/>
    </style:style>
    <style:style style:name="T17" style:family="text">
      <style:text-properties fo:font-weight="normal" officeooo:rsid="0019eb61" style:font-weight-asian="normal" style:font-weight-complex="normal"/>
    </style:style>
    <style:style style:name="T18" style:family="text">
      <style:text-properties fo:font-weight="normal" officeooo:rsid="00d7b366" style:font-weight-asian="normal" style:font-weight-complex="normal"/>
    </style:style>
    <style:style style:name="T19" style:family="text">
      <style:text-properties fo:font-weight="normal" officeooo:rsid="00df3e44" style:font-weight-asian="normal" style:font-weight-complex="normal"/>
    </style:style>
    <style:style style:name="T20" style:family="text">
      <style:text-properties fo:font-weight="normal" officeooo:rsid="00e00e38" style:font-weight-asian="normal" style:font-weight-complex="normal"/>
    </style:style>
    <style:style style:name="T21" style:family="text">
      <style:text-properties fo:font-weight="normal" officeooo:rsid="00e1cdea" style:font-weight-asian="normal" style:font-weight-complex="normal"/>
    </style:style>
    <style:style style:name="T22" style:family="text">
      <style:text-properties fo:font-weight="normal" officeooo:rsid="014ced5f" style:font-weight-asian="normal" style:font-weight-complex="normal"/>
    </style:style>
    <style:style style:name="T23" style:family="text">
      <style:text-properties fo:font-weight="normal" officeooo:rsid="0155be70" style:font-weight-asian="normal" style:font-weight-complex="normal"/>
    </style:style>
    <style:style style:name="T24" style:family="text">
      <style:text-properties fo:font-weight="normal" officeooo:rsid="015ce502" style:font-weight-asian="normal" style:font-weight-complex="normal"/>
    </style:style>
    <style:style style:name="T25" style:family="text">
      <style:text-properties fo:font-weight="normal" officeooo:rsid="015d668a" style:font-weight-asian="normal" style:font-weight-complex="normal"/>
    </style:style>
    <style:style style:name="T26" style:family="text">
      <style:text-properties fo:font-weight="normal" officeooo:rsid="015f5928" style:font-weight-asian="normal" style:font-weight-complex="normal"/>
    </style:style>
    <style:style style:name="T27" style:family="text">
      <style:text-properties fo:font-weight="normal" officeooo:rsid="0189e82c" style:font-weight-asian="normal" style:font-weight-complex="normal"/>
    </style:style>
    <style:style style:name="T28" style:family="text">
      <style:text-properties fo:font-weight="normal" officeooo:rsid="018a5187" style:font-weight-asian="normal" style:font-weight-complex="normal"/>
    </style:style>
    <style:style style:name="T29" style:family="text">
      <style:text-properties fo:font-weight="normal" officeooo:rsid="01b8d132" style:font-weight-asian="normal" style:font-weight-complex="normal"/>
    </style:style>
    <style:style style:name="T30" style:family="text">
      <style:text-properties fo:font-weight="normal" officeooo:rsid="01f7379c" style:font-weight-asian="normal" style:font-weight-complex="normal"/>
    </style:style>
    <style:style style:name="T31" style:family="text">
      <style:text-properties fo:font-weight="normal" officeooo:rsid="02888261" style:font-weight-asian="normal" style:font-weight-complex="normal"/>
    </style:style>
    <style:style style:name="T32" style:family="text">
      <style:text-properties fo:font-weight="normal" officeooo:rsid="028c96d1" style:font-weight-asian="normal" style:font-weight-complex="normal"/>
    </style:style>
    <style:style style:name="T33" style:family="text">
      <style:text-properties fo:font-weight="normal" officeooo:rsid="028e224a" style:font-weight-asian="normal" style:font-weight-complex="normal"/>
    </style:style>
    <style:style style:name="T34" style:family="text">
      <style:text-properties fo:font-weight="normal" officeooo:rsid="029cd5c7" style:font-weight-asian="normal" style:font-weight-complex="normal"/>
    </style:style>
    <style:style style:name="T35" style:family="text">
      <style:text-properties fo:font-weight="normal" officeooo:rsid="02a5fda7" style:font-weight-asian="normal" style:font-weight-complex="normal"/>
    </style:style>
    <style:style style:name="T36" style:family="text">
      <style:text-properties fo:font-weight="normal" officeooo:rsid="02a70bac" style:font-weight-asian="normal" style:font-weight-complex="normal"/>
    </style:style>
    <style:style style:name="T37" style:family="text">
      <style:text-properties fo:font-weight="normal" officeooo:rsid="02dc4079" style:font-weight-asian="normal" style:font-weight-complex="normal"/>
    </style:style>
    <style:style style:name="T38" style:family="text">
      <style:text-properties fo:font-weight="normal" officeooo:rsid="02eaf4dd" style:font-weight-asian="normal" style:font-weight-complex="normal"/>
    </style:style>
    <style:style style:name="T39" style:family="text">
      <style:text-properties fo:font-weight="normal" officeooo:rsid="02ee6843" style:font-weight-asian="normal" style:font-weight-complex="normal"/>
    </style:style>
    <style:style style:name="T40" style:family="text">
      <style:text-properties fo:font-weight="normal" officeooo:rsid="014c05b8" style:font-weight-asian="normal" style:font-weight-complex="normal"/>
    </style:style>
    <style:style style:name="T41" style:family="text">
      <style:text-properties fo:font-weight="normal" officeooo:rsid="0388d323" style:font-weight-asian="normal" style:font-weight-complex="normal"/>
    </style:style>
    <style:style style:name="T42" style:family="text">
      <style:text-properties fo:font-weight="normal" officeooo:rsid="038c8e33" style:font-weight-asian="normal" style:font-weight-complex="normal"/>
    </style:style>
    <style:style style:name="T43" style:family="text">
      <style:text-properties fo:font-weight="normal" officeooo:rsid="038caa6f" style:font-weight-asian="normal" style:font-weight-complex="normal"/>
    </style:style>
    <style:style style:name="T44" style:family="text">
      <style:text-properties fo:font-weight="normal" officeooo:rsid="03b3eb51" style:font-weight-asian="normal" style:font-weight-complex="normal"/>
    </style:style>
    <style:style style:name="T45" style:family="text">
      <style:text-properties fo:font-weight="normal" officeooo:rsid="03d39325" style:font-weight-asian="normal" style:font-weight-complex="normal"/>
    </style:style>
    <style:style style:name="T46" style:family="text">
      <style:text-properties fo:font-weight="normal" officeooo:rsid="03ee2f07" style:font-weight-asian="normal" style:font-weight-complex="normal"/>
    </style:style>
    <style:style style:name="T47" style:family="text">
      <style:text-properties fo:font-weight="normal" officeooo:rsid="0420545c" style:font-weight-asian="normal" style:font-weight-complex="normal"/>
    </style:style>
    <style:style style:name="T48" style:family="text">
      <style:text-properties fo:font-weight="normal" officeooo:rsid="043787db" style:font-weight-asian="normal" style:font-weight-complex="normal"/>
    </style:style>
    <style:style style:name="T49" style:family="text">
      <style:text-properties fo:font-weight="normal" officeooo:rsid="04461c46" style:font-weight-asian="normal" style:font-weight-complex="normal"/>
    </style:style>
    <style:style style:name="T50" style:family="text">
      <style:text-properties fo:font-weight="normal" officeooo:rsid="04864b9b" style:font-weight-asian="normal" style:font-weight-complex="normal"/>
    </style:style>
    <style:style style:name="T51" style:family="text">
      <style:text-properties fo:font-weight="normal" officeooo:rsid="04ec6100" style:font-weight-asian="normal" style:font-weight-complex="normal"/>
    </style:style>
    <style:style style:name="T52" style:family="text">
      <style:text-properties fo:font-weight="normal" officeooo:rsid="04a3c36a" style:font-weight-asian="normal" style:font-weight-complex="normal"/>
    </style:style>
    <style:style style:name="T53" style:family="text">
      <style:text-properties fo:font-weight="normal" officeooo:rsid="04a72d1e" style:font-weight-asian="normal" style:font-weight-complex="normal"/>
    </style:style>
    <style:style style:name="T54" style:family="text">
      <style:text-properties fo:font-weight="normal" officeooo:rsid="054f3ff8" style:font-weight-asian="normal" style:font-weight-complex="normal"/>
    </style:style>
    <style:style style:name="T55" style:family="text">
      <style:text-properties fo:font-weight="normal" officeooo:rsid="059bf5e5" style:font-weight-asian="normal" style:font-weight-complex="normal"/>
    </style:style>
    <style:style style:name="T56" style:family="text">
      <style:text-properties fo:font-weight="normal" officeooo:rsid="05ae9954" style:font-weight-asian="normal" style:font-weight-complex="normal"/>
    </style:style>
    <style:style style:name="T57" style:family="text">
      <style:text-properties fo:font-weight="normal" officeooo:rsid="05b3355d" style:font-weight-asian="normal" style:font-weight-complex="normal"/>
    </style:style>
    <style:style style:name="T58" style:family="text">
      <style:text-properties fo:font-weight="normal" officeooo:rsid="05b563ac" style:font-weight-asian="normal" style:font-weight-complex="normal"/>
    </style:style>
    <style:style style:name="T59" style:family="text">
      <style:text-properties fo:font-weight="normal" officeooo:rsid="05b94bf3" style:font-weight-asian="normal" style:font-weight-complex="normal"/>
    </style:style>
    <style:style style:name="T60" style:family="text">
      <style:text-properties fo:font-weight="normal" officeooo:rsid="05ba7292" style:font-weight-asian="normal" style:font-weight-complex="normal"/>
    </style:style>
    <style:style style:name="T61" style:family="text">
      <style:text-properties fo:font-weight="normal" officeooo:rsid="05bf907a" style:font-weight-asian="normal" style:font-weight-complex="normal"/>
    </style:style>
    <style:style style:name="T62" style:family="text">
      <style:text-properties fo:font-weight="normal" officeooo:rsid="05d41919" style:font-weight-asian="normal" style:font-weight-complex="normal"/>
    </style:style>
    <style:style style:name="T63" style:family="text">
      <style:text-properties fo:font-weight="normal" officeooo:rsid="05db2234" style:font-weight-asian="normal" style:font-weight-complex="normal"/>
    </style:style>
    <style:style style:name="T64" style:family="text">
      <style:text-properties fo:font-weight="normal" officeooo:rsid="05df0f12" style:font-weight-asian="normal" style:font-weight-complex="normal"/>
    </style:style>
    <style:style style:name="T65" style:family="text">
      <style:text-properties fo:font-weight="normal" officeooo:rsid="02d2b09c" style:font-weight-asian="normal" style:font-weight-complex="normal"/>
    </style:style>
    <style:style style:name="T66" style:family="text">
      <style:text-properties fo:font-weight="normal" officeooo:rsid="05e4ebf4" style:font-weight-asian="normal" style:font-weight-complex="normal"/>
    </style:style>
    <style:style style:name="T67" style:family="text">
      <style:text-properties fo:font-weight="normal" officeooo:rsid="05e7bfc7" style:font-weight-asian="normal" style:font-weight-complex="normal"/>
    </style:style>
    <style:style style:name="T68" style:family="text">
      <style:text-properties fo:font-weight="normal" officeooo:rsid="05e90a92" style:font-weight-asian="normal" style:font-weight-complex="normal"/>
    </style:style>
    <style:style style:name="T69" style:family="text">
      <style:text-properties fo:font-weight="normal" officeooo:rsid="05ea3b93" style:font-weight-asian="normal" style:font-weight-complex="normal"/>
    </style:style>
    <style:style style:name="T70" style:family="text">
      <style:text-properties fo:font-weight="normal" officeooo:rsid="05ea47a0" style:font-weight-asian="normal" style:font-weight-complex="normal"/>
    </style:style>
    <style:style style:name="T71" style:family="text">
      <style:text-properties fo:font-weight="normal" officeooo:rsid="060098f0" style:font-weight-asian="normal" style:font-weight-complex="normal"/>
    </style:style>
    <style:style style:name="T72" style:family="text">
      <style:text-properties fo:font-weight="normal" officeooo:rsid="060207c8" style:font-weight-asian="normal" style:font-weight-complex="normal"/>
    </style:style>
    <style:style style:name="T73" style:family="text">
      <style:text-properties fo:font-weight="normal" officeooo:rsid="061e4e32" style:font-weight-asian="normal" style:font-weight-complex="normal"/>
    </style:style>
    <style:style style:name="T74" style:family="text">
      <style:text-properties fo:font-weight="normal" officeooo:rsid="067b9818" style:font-weight-asian="normal" style:font-weight-complex="normal"/>
    </style:style>
    <style:style style:name="T75" style:family="text">
      <style:text-properties fo:font-weight="normal" officeooo:rsid="06d31de0" style:font-weight-asian="normal" style:font-weight-complex="normal"/>
    </style:style>
    <style:style style:name="T76" style:family="text">
      <style:text-properties fo:font-weight="normal" officeooo:rsid="06e57b6f" style:font-weight-asian="normal" style:font-weight-complex="normal"/>
    </style:style>
    <style:style style:name="T77" style:family="text">
      <style:text-properties fo:font-weight="normal" officeooo:rsid="06e90204" style:font-weight-asian="normal" style:font-weight-complex="normal"/>
    </style:style>
    <style:style style:name="T78" style:family="text">
      <style:text-properties fo:font-weight="normal" officeooo:rsid="06eee45b" style:font-weight-asian="normal" style:font-weight-complex="normal"/>
    </style:style>
    <style:style style:name="T79" style:family="text">
      <style:text-properties fo:font-weight="normal" officeooo:rsid="06f06d4f" style:font-weight-asian="normal" style:font-weight-complex="normal"/>
    </style:style>
    <style:style style:name="T80" style:family="text">
      <style:text-properties fo:font-weight="normal" officeooo:rsid="06f0ba5f" style:font-weight-asian="normal" style:font-weight-complex="normal"/>
    </style:style>
    <style:style style:name="T81" style:family="text">
      <style:text-properties fo:font-weight="normal" officeooo:rsid="06f44325" style:font-weight-asian="normal" style:font-weight-complex="normal"/>
    </style:style>
    <style:style style:name="T82" style:family="text">
      <style:text-properties fo:font-weight="normal" officeooo:rsid="06f8175d" style:font-weight-asian="normal" style:font-weight-complex="normal"/>
    </style:style>
    <style:style style:name="T83" style:family="text">
      <style:text-properties fo:font-weight="normal" officeooo:rsid="06f9a78e" style:font-weight-asian="normal" style:font-weight-complex="normal"/>
    </style:style>
    <style:style style:name="T84" style:family="text">
      <style:text-properties fo:font-weight="normal" officeooo:rsid="06facf3d" style:font-weight-asian="normal" style:font-weight-complex="normal"/>
    </style:style>
    <style:style style:name="T85" style:family="text">
      <style:text-properties fo:font-weight="normal" officeooo:rsid="06fbae3f" style:font-weight-asian="normal" style:font-weight-complex="normal"/>
    </style:style>
    <style:style style:name="T86" style:family="text">
      <style:text-properties fo:font-weight="normal" officeooo:rsid="06fd6d83" style:font-weight-asian="normal" style:font-weight-complex="normal"/>
    </style:style>
    <style:style style:name="T87" style:family="text">
      <style:text-properties officeooo:rsid="001ffc65"/>
    </style:style>
    <style:style style:name="T88" style:family="text">
      <style:text-properties officeooo:rsid="002a3a98" style:font-name-asian="Microsoft YaHei" style:font-name-complex="Arial"/>
    </style:style>
    <style:style style:name="T89" style:family="text">
      <style:text-properties officeooo:rsid="00f6eb52" style:font-name-asian="Microsoft YaHei" style:font-name-complex="Arial"/>
    </style:style>
    <style:style style:name="T90" style:family="text">
      <style:text-properties officeooo:rsid="0181a2f0" style:font-name-asian="Microsoft YaHei" style:font-name-complex="Arial"/>
    </style:style>
    <style:style style:name="T91" style:family="text">
      <style:text-properties officeooo:rsid="02d7c421" style:font-name-asian="Microsoft YaHei" style:font-name-complex="Arial"/>
    </style:style>
    <style:style style:name="T92" style:family="text">
      <style:text-properties officeooo:rsid="04c5bebe" style:font-name-asian="Microsoft YaHei" style:font-name-complex="Arial"/>
    </style:style>
    <style:style style:name="T93" style:family="text">
      <style:text-properties officeooo:rsid="00552b85"/>
    </style:style>
    <style:style style:name="T94" style:family="text">
      <style:text-properties officeooo:rsid="0058dbd6"/>
    </style:style>
    <style:style style:name="T95" style:family="text">
      <style:text-properties officeooo:rsid="0059a63b"/>
    </style:style>
    <style:style style:name="T96" style:family="text">
      <style:text-properties officeooo:rsid="005ce986"/>
    </style:style>
    <style:style style:name="T97" style:family="text">
      <style:text-properties officeooo:rsid="005dcff1"/>
    </style:style>
    <style:style style:name="T98" style:family="text">
      <style:text-properties officeooo:rsid="0065db7e"/>
    </style:style>
    <style:style style:name="T99" style:family="text">
      <style:text-properties officeooo:rsid="0067ec74"/>
    </style:style>
    <style:style style:name="T100" style:family="text">
      <style:text-properties officeooo:rsid="00f61deb"/>
    </style:style>
    <style:style style:name="T101" style:family="text">
      <style:text-properties officeooo:rsid="00f6eb52"/>
    </style:style>
    <style:style style:name="T102" style:family="text">
      <style:text-properties officeooo:rsid="00e1cdea"/>
    </style:style>
    <style:style style:name="T103" style:family="text">
      <style:text-properties officeooo:rsid="011f2fa0"/>
    </style:style>
    <style:style style:name="T104" style:family="text">
      <style:text-properties officeooo:rsid="0121fc9d"/>
    </style:style>
    <style:style style:name="T105" style:family="text">
      <style:text-properties officeooo:rsid="00df3e44"/>
    </style:style>
    <style:style style:name="T106" style:family="text">
      <style:text-properties officeooo:rsid="00e00e38"/>
    </style:style>
    <style:style style:name="T107" style:family="text">
      <style:text-properties officeooo:rsid="012a0a99"/>
    </style:style>
    <style:style style:name="T108" style:family="text">
      <style:text-properties officeooo:rsid="012c523c"/>
    </style:style>
    <style:style style:name="T109" style:family="text">
      <style:text-properties officeooo:rsid="012cedd7"/>
    </style:style>
    <style:style style:name="T110" style:family="text">
      <style:text-properties officeooo:rsid="0141adc4"/>
    </style:style>
    <style:style style:name="T111" style:family="text">
      <style:text-properties officeooo:rsid="01548860"/>
    </style:style>
    <style:style style:name="T112" style:family="text">
      <style:text-properties officeooo:rsid="016da9d0"/>
    </style:style>
    <style:style style:name="T113" style:family="text">
      <style:text-properties officeooo:rsid="016ea9a7"/>
    </style:style>
    <style:style style:name="T114" style:family="text">
      <style:text-properties officeooo:rsid="01ae295d"/>
    </style:style>
    <style:style style:name="T115" style:family="text">
      <style:text-properties officeooo:rsid="01b8d132"/>
    </style:style>
    <style:style style:name="T116" style:family="text">
      <style:text-properties officeooo:rsid="015d668a"/>
    </style:style>
    <style:style style:name="T117" style:family="text">
      <style:text-properties officeooo:rsid="01d7ce53"/>
    </style:style>
    <style:style style:name="T118" style:family="text">
      <style:text-properties officeooo:rsid="01d9ca5e"/>
    </style:style>
    <style:style style:name="T119" style:family="text">
      <style:text-properties officeooo:rsid="0140d341"/>
    </style:style>
    <style:style style:name="T120" style:family="text">
      <style:text-properties officeooo:rsid="011a8261"/>
    </style:style>
    <style:style style:name="T121" style:family="text">
      <style:text-properties officeooo:rsid="01f0672c"/>
    </style:style>
    <style:style style:name="T122" style:family="text">
      <style:text-properties officeooo:rsid="020311eb"/>
    </style:style>
    <style:style style:name="T123" style:family="text">
      <style:text-properties officeooo:rsid="0214a2be"/>
    </style:style>
    <style:style style:name="T124" style:family="text">
      <style:text-properties officeooo:rsid="021f8323"/>
    </style:style>
    <style:style style:name="T125" style:family="text">
      <style:text-properties officeooo:rsid="0220a642"/>
    </style:style>
    <style:style style:name="T126" style:family="text">
      <style:text-properties officeooo:rsid="024a90c7"/>
    </style:style>
    <style:style style:name="T127" style:family="text">
      <style:text-properties officeooo:rsid="02680635"/>
    </style:style>
    <style:style style:name="T128" style:family="text">
      <style:text-properties officeooo:rsid="026a6a98"/>
    </style:style>
    <style:style style:name="T129" style:family="text">
      <style:text-properties officeooo:rsid="0270edaa"/>
    </style:style>
    <style:style style:name="T130" style:family="text">
      <style:text-properties style:text-underline-style="none"/>
    </style:style>
    <style:style style:name="T131" style:family="text">
      <style:text-properties style:text-underline-style="none" officeooo:rsid="02814342"/>
    </style:style>
    <style:style style:name="T132" style:family="text">
      <style:text-properties style:text-underline-style="none" officeooo:rsid="02dc4079"/>
    </style:style>
    <style:style style:name="T133" style:family="text">
      <style:text-properties style:text-underline-style="none" officeooo:rsid="0266a03d"/>
    </style:style>
    <style:style style:name="T134" style:family="text">
      <style:text-properties style:text-underline-style="none" fo:font-weight="normal" officeooo:rsid="059bf5e5" style:font-weight-asian="normal" style:font-weight-complex="normal"/>
    </style:style>
    <style:style style:name="T135" style:family="text">
      <style:text-properties style:text-underline-style="none" fo:font-weight="normal" officeooo:rsid="05ae9954" style:font-weight-asian="normal" style:font-weight-complex="normal"/>
    </style:style>
    <style:style style:name="T136" style:family="text">
      <style:text-properties style:text-underline-style="none" fo:font-weight="normal" officeooo:rsid="05b3355d" style:font-weight-asian="normal" style:font-weight-complex="normal"/>
    </style:style>
    <style:style style:name="T137" style:family="text">
      <style:text-properties style:text-underline-style="none" fo:font-weight="normal" officeooo:rsid="05db2234" style:font-weight-asian="normal" style:font-weight-complex="normal"/>
    </style:style>
    <style:style style:name="T138" style:family="text">
      <style:text-properties style:text-underline-style="none" fo:font-weight="normal" officeooo:rsid="05b563ac" style:font-weight-asian="normal" style:font-weight-complex="normal"/>
    </style:style>
    <style:style style:name="T139" style:family="text">
      <style:text-properties style:text-underline-style="none" fo:font-weight="normal" officeooo:rsid="06165984" style:font-weight-asian="normal" style:font-weight-complex="normal"/>
    </style:style>
    <style:style style:name="T140" style:family="text">
      <style:text-properties style:text-underline-style="none" fo:font-weight="normal" officeooo:rsid="0617faa7" style:font-weight-asian="normal" style:font-weight-complex="normal"/>
    </style:style>
    <style:style style:name="T141" style:family="text">
      <style:text-properties style:text-underline-style="none" fo:font-weight="normal" officeooo:rsid="0618c2d6" style:font-weight-asian="normal" style:font-weight-complex="normal"/>
    </style:style>
    <style:style style:name="T142" style:family="text">
      <style:text-properties style:text-underline-style="none" fo:font-weight="normal" officeooo:rsid="05b94bf3" style:font-weight-asian="normal" style:font-weight-complex="normal"/>
    </style:style>
    <style:style style:name="T143" style:family="text">
      <style:text-properties style:text-underline-style="none" fo:font-weight="normal" officeooo:rsid="05ea3b93" style:font-weight-asian="normal" style:font-weight-complex="normal"/>
    </style:style>
    <style:style style:name="T144" style:family="text">
      <style:text-properties style:text-underline-style="none" fo:font-weight="normal" officeooo:rsid="05ba7292" style:font-weight-asian="normal" style:font-weight-complex="normal"/>
    </style:style>
    <style:style style:name="T145" style:family="text">
      <style:text-properties style:text-underline-style="none" fo:font-weight="normal" officeooo:rsid="05bf907a" style:font-weight-asian="normal" style:font-weight-complex="normal"/>
    </style:style>
    <style:style style:name="T146" style:family="text">
      <style:text-properties style:text-underline-style="none" fo:font-weight="normal" officeooo:rsid="05e90a92" style:font-weight-asian="normal" style:font-weight-complex="normal"/>
    </style:style>
    <style:style style:name="T147" style:family="text">
      <style:text-properties style:text-underline-style="none" fo:font-weight="normal" officeooo:rsid="062109a6" style:font-weight-asian="normal" style:font-weight-complex="normal"/>
    </style:style>
    <style:style style:name="T148" style:family="text">
      <style:text-properties style:text-underline-style="none" fo:font-weight="normal" officeooo:rsid="06218429" style:font-weight-asian="normal" style:font-weight-complex="normal"/>
    </style:style>
    <style:style style:name="T149" style:family="text">
      <style:text-properties style:text-underline-style="none" fo:font-weight="normal" officeooo:rsid="06275f7c" style:font-weight-asian="normal" style:font-weight-complex="normal"/>
    </style:style>
    <style:style style:name="T150" style:family="text">
      <style:text-properties style:text-underline-style="none" fo:font-weight="normal" officeooo:rsid="0629f681" style:font-weight-asian="normal" style:font-weight-complex="normal"/>
    </style:style>
    <style:style style:name="T151" style:family="text">
      <style:text-properties style:text-underline-style="none" fo:font-weight="normal" officeooo:rsid="062bcd38" style:font-weight-asian="normal" style:font-weight-complex="normal"/>
    </style:style>
    <style:style style:name="T152" style:family="text">
      <style:text-properties style:text-underline-style="none" fo:font-weight="normal" officeooo:rsid="062df195" style:font-weight-asian="normal" style:font-weight-complex="normal"/>
    </style:style>
    <style:style style:name="T153" style:family="text">
      <style:text-properties style:text-underline-style="none" fo:font-weight="normal" officeooo:rsid="055630a0" style:font-weight-asian="normal" style:font-weight-complex="normal"/>
    </style:style>
    <style:style style:name="T154" style:family="text">
      <style:text-properties style:text-underline-style="none" fo:font-weight="normal" officeooo:rsid="0630bde1" style:font-weight-asian="normal" style:font-weight-complex="normal"/>
    </style:style>
    <style:style style:name="T155" style:family="text">
      <style:text-properties style:text-underline-style="none" fo:font-weight="normal" officeooo:rsid="0630e6d2" style:font-weight-asian="normal" style:font-weight-complex="normal"/>
    </style:style>
    <style:style style:name="T156" style:family="text">
      <style:text-properties style:text-underline-style="none" fo:font-weight="normal" officeooo:rsid="0632634d" style:font-weight-asian="normal" style:font-weight-complex="normal"/>
    </style:style>
    <style:style style:name="T157" style:family="text">
      <style:text-properties style:text-underline-style="none" fo:font-weight="normal" officeooo:rsid="06340aab" style:font-weight-asian="normal" style:font-weight-complex="normal"/>
    </style:style>
    <style:style style:name="T158" style:family="text">
      <style:text-properties style:text-underline-style="none" fo:font-weight="normal" officeooo:rsid="0635ef67" style:font-weight-asian="normal" style:font-weight-complex="normal"/>
    </style:style>
    <style:style style:name="T159" style:family="text">
      <style:text-properties style:text-underline-style="none" fo:font-weight="normal" officeooo:rsid="06367ce3" style:font-weight-asian="normal" style:font-weight-complex="normal"/>
    </style:style>
    <style:style style:name="T160" style:family="text">
      <style:text-properties style:text-underline-style="none" fo:font-weight="normal" officeooo:rsid="0650d67b" style:font-weight-asian="normal" style:font-weight-complex="normal"/>
    </style:style>
    <style:style style:name="T161" style:family="text">
      <style:text-properties style:text-underline-style="none" fo:font-weight="normal" officeooo:rsid="065ec487" style:font-weight-asian="normal" style:font-weight-complex="normal"/>
    </style:style>
    <style:style style:name="T162" style:family="text">
      <style:text-properties style:text-underline-style="none" fo:font-weight="normal" officeooo:rsid="0660774a" style:font-weight-asian="normal" style:font-weight-complex="normal"/>
    </style:style>
    <style:style style:name="T163" style:family="text">
      <style:text-properties style:text-underline-style="none" officeooo:rsid="063f891b"/>
    </style:style>
    <style:style style:name="T164" style:family="text">
      <style:text-properties style:text-underline-style="none" officeooo:rsid="064258da"/>
    </style:style>
    <style:style style:name="T165" style:family="text">
      <style:text-properties style:text-underline-style="none" officeooo:rsid="055630a0"/>
    </style:style>
    <style:style style:name="T166" style:family="text">
      <style:text-properties style:text-underline-style="none" officeooo:rsid="0632634d"/>
    </style:style>
    <style:style style:name="T167" style:family="text">
      <style:text-properties style:text-underline-style="none" officeooo:rsid="0630e6d2"/>
    </style:style>
    <style:style style:name="T168" style:family="text">
      <style:text-properties style:text-underline-style="none" officeooo:rsid="0643b995"/>
    </style:style>
    <style:style style:name="T169" style:family="text">
      <style:text-properties style:text-underline-style="none" officeooo:rsid="0140d341"/>
    </style:style>
    <style:style style:name="T170" style:family="text">
      <style:text-properties style:text-underline-style="none" officeooo:rsid="0141adc4"/>
    </style:style>
    <style:style style:name="T171" style:family="text">
      <style:text-properties style:text-underline-style="none" officeooo:rsid="01f0672c"/>
    </style:style>
    <style:style style:name="T172" style:family="text">
      <style:text-properties style:text-underline-style="none" officeooo:rsid="065d2d70"/>
    </style:style>
    <style:style style:name="T173" style:family="text">
      <style:text-properties style:text-underline-style="none" officeooo:rsid="067cb235"/>
    </style:style>
    <style:style style:name="T174" style:family="text">
      <style:text-properties style:text-underline-style="solid" style:text-underline-width="auto" style:text-underline-color="font-color"/>
    </style:style>
    <style:style style:name="T175" style:family="text">
      <style:text-properties style:text-underline-style="solid" style:text-underline-width="auto" style:text-underline-color="font-color" officeooo:rsid="02dc4079"/>
    </style:style>
    <style:style style:name="T176" style:family="text">
      <style:text-properties officeooo:rsid="014c05b8"/>
    </style:style>
    <style:style style:name="T177" style:family="text">
      <style:text-properties officeooo:rsid="02ab25e9"/>
    </style:style>
    <style:style style:name="T178" style:family="text">
      <style:text-properties officeooo:rsid="02b05c9a"/>
    </style:style>
    <style:style style:name="T179" style:family="text">
      <style:text-properties officeooo:rsid="02bcce71"/>
    </style:style>
    <style:style style:name="T180" style:family="text">
      <style:text-properties officeooo:rsid="02c5db6a"/>
    </style:style>
    <style:style style:name="T181" style:family="text">
      <style:text-properties officeooo:rsid="02c87df4"/>
    </style:style>
    <style:style style:name="T182" style:family="text">
      <style:text-properties officeooo:rsid="02d072df"/>
    </style:style>
    <style:style style:name="T183" style:family="text">
      <style:text-properties officeooo:rsid="033c50a9"/>
    </style:style>
    <style:style style:name="T184" style:family="text">
      <style:text-properties officeooo:rsid="01536506"/>
    </style:style>
    <style:style style:name="T185" style:family="text">
      <style:text-properties officeooo:rsid="03413198"/>
    </style:style>
    <style:style style:name="T186" style:family="text">
      <style:text-properties officeooo:rsid="0349821d"/>
    </style:style>
    <style:style style:name="T187" style:family="text">
      <style:text-properties officeooo:rsid="036b94d4"/>
    </style:style>
    <style:style style:name="T188" style:family="text">
      <style:text-properties officeooo:rsid="036ce6ed"/>
    </style:style>
    <style:style style:name="T189" style:family="text">
      <style:text-properties officeooo:rsid="03c1c04b"/>
    </style:style>
    <style:style style:name="T190" style:family="text">
      <style:text-properties officeooo:rsid="03e322e9"/>
    </style:style>
    <style:style style:name="T191" style:family="text">
      <style:text-properties officeooo:rsid="03e6885b"/>
    </style:style>
    <style:style style:name="T192" style:family="text">
      <style:text-properties officeooo:rsid="03ebb4ed"/>
    </style:style>
    <style:style style:name="T193" style:family="text">
      <style:text-properties officeooo:rsid="03fd9122"/>
    </style:style>
    <style:style style:name="T194" style:family="text">
      <style:text-properties officeooo:rsid="0404489d"/>
    </style:style>
    <style:style style:name="T195" style:family="text">
      <style:text-properties officeooo:rsid="0410b5e4"/>
    </style:style>
    <style:style style:name="T196" style:family="text">
      <style:text-properties fo:font-style="normal" style:font-style-asian="normal"/>
    </style:style>
    <style:style style:name="T197" style:family="text">
      <style:text-properties officeooo:rsid="015f5928"/>
    </style:style>
    <style:style style:name="T198" style:family="text">
      <style:text-properties officeooo:rsid="0018aeb1"/>
    </style:style>
    <style:style style:name="T199" style:family="text">
      <style:text-properties officeooo:rsid="0036f184"/>
    </style:style>
    <style:style style:name="T200" style:family="text">
      <style:text-properties officeooo:rsid="0019e209"/>
    </style:style>
    <style:style style:name="T201" style:family="text">
      <style:text-properties officeooo:rsid="00a93c8c"/>
    </style:style>
    <style:style style:name="T202" style:family="text">
      <style:text-properties officeooo:rsid="0426384d"/>
    </style:style>
    <style:style style:name="T203" style:family="text">
      <style:text-properties officeooo:rsid="0429e66f"/>
    </style:style>
    <style:style style:name="T204" style:family="text">
      <style:text-properties officeooo:rsid="042bbd0c"/>
    </style:style>
    <style:style style:name="T205" style:family="text">
      <style:text-properties officeooo:rsid="042d3974"/>
    </style:style>
    <style:style style:name="T206" style:family="text">
      <style:text-properties officeooo:rsid="042e52e6"/>
    </style:style>
    <style:style style:name="T207" style:family="text">
      <style:text-properties officeooo:rsid="043787db"/>
    </style:style>
    <style:style style:name="T208" style:family="text">
      <style:text-properties officeooo:rsid="04461c46"/>
    </style:style>
    <style:style style:name="T209" style:family="text">
      <style:text-properties officeooo:rsid="045d3dcd"/>
    </style:style>
    <style:style style:name="T210" style:family="text">
      <style:text-properties officeooo:rsid="00b5ad1d"/>
    </style:style>
    <style:style style:name="T211" style:family="text">
      <style:text-properties officeooo:rsid="00b71f47"/>
    </style:style>
    <style:style style:name="T212" style:family="text">
      <style:text-properties officeooo:rsid="00af1993"/>
    </style:style>
    <style:style style:name="T213" style:family="text">
      <style:text-properties officeooo:rsid="00b16453"/>
    </style:style>
    <style:style style:name="T214" style:family="text">
      <style:text-properties officeooo:rsid="04643918"/>
    </style:style>
    <style:style style:name="T215" style:family="text">
      <style:text-properties officeooo:rsid="0468fc53"/>
    </style:style>
    <style:style style:name="T216" style:family="text">
      <style:text-properties officeooo:rsid="048a1955"/>
    </style:style>
    <style:style style:name="T217" style:family="text">
      <style:text-properties officeooo:rsid="03ee2f07"/>
    </style:style>
    <style:style style:name="T218" style:family="text">
      <style:text-properties officeooo:rsid="049139d3"/>
    </style:style>
    <style:style style:name="T219" style:family="text">
      <style:text-properties officeooo:rsid="03b5e694"/>
    </style:style>
    <style:style style:name="T220" style:family="text">
      <style:text-properties officeooo:rsid="04d8c0c1"/>
    </style:style>
    <style:style style:name="T221" style:family="text">
      <style:text-properties officeooo:rsid="04e7c586"/>
    </style:style>
    <style:style style:name="T222" style:family="text">
      <style:text-properties officeooo:rsid="0523c093"/>
    </style:style>
    <style:style style:name="T223" style:family="text">
      <style:text-properties officeooo:rsid="0531c85b"/>
    </style:style>
    <style:style style:name="T224" style:family="text">
      <style:text-properties officeooo:rsid="0537a548"/>
    </style:style>
    <style:style style:name="T225" style:family="text">
      <style:text-properties officeooo:rsid="053abf9a"/>
    </style:style>
    <style:style style:name="T226" style:family="text">
      <style:text-properties officeooo:rsid="053bea03"/>
    </style:style>
    <style:style style:name="T227" style:family="text">
      <style:text-properties officeooo:rsid="0540678e"/>
    </style:style>
    <style:style style:name="T228" style:family="text">
      <style:text-properties officeooo:rsid="0540a7ce"/>
    </style:style>
    <style:style style:name="T229" style:family="text">
      <style:text-properties officeooo:rsid="05512bfa"/>
    </style:style>
    <style:style style:name="T230" style:family="text">
      <style:text-properties officeooo:rsid="0551c172"/>
    </style:style>
    <style:style style:name="T231" style:family="text">
      <style:text-properties officeooo:rsid="055630a0"/>
    </style:style>
    <style:style style:name="T232" style:family="text">
      <style:text-properties officeooo:rsid="05637994"/>
    </style:style>
    <style:style style:name="T233" style:family="text">
      <style:text-properties officeooo:rsid="056cc93a"/>
    </style:style>
    <style:style style:name="T234" style:family="text">
      <style:text-properties officeooo:rsid="0573e5c7"/>
    </style:style>
    <style:style style:name="T235" style:family="text">
      <style:text-properties officeooo:rsid="058187b9"/>
    </style:style>
    <style:style style:name="T236" style:family="text">
      <style:text-properties officeooo:rsid="05840ffb"/>
    </style:style>
    <style:style style:name="T237" style:family="text">
      <style:text-properties officeooo:rsid="05883c22"/>
    </style:style>
    <style:style style:name="T238" style:family="text">
      <style:text-properties officeooo:rsid="058a1dfd"/>
    </style:style>
    <style:style style:name="T239" style:family="text">
      <style:text-properties officeooo:rsid="0521d263"/>
    </style:style>
    <style:style style:name="T240" style:family="text">
      <style:text-properties officeooo:rsid="058d1e20"/>
    </style:style>
    <style:style style:name="T241" style:family="text">
      <style:text-properties officeooo:rsid="05cc65e5"/>
    </style:style>
    <style:style style:name="T242" style:family="text">
      <style:text-properties officeooo:rsid="05cd3167"/>
    </style:style>
    <style:style style:name="T243" style:family="text">
      <style:text-properties officeooo:rsid="05ceff54"/>
    </style:style>
    <style:style style:name="T244" style:family="text">
      <style:text-properties fo:color="#000000" loext:opacity="100%"/>
    </style:style>
    <style:style style:name="T245" style:family="text">
      <style:text-properties officeooo:rsid="0630bde1"/>
    </style:style>
    <style:style style:name="T246" style:family="text">
      <style:text-properties officeooo:rsid="0630e6d2"/>
    </style:style>
    <style:style style:name="T247" style:family="text">
      <style:text-properties officeooo:rsid="0632634d"/>
    </style:style>
    <style:style style:name="T248" style:family="text">
      <style:text-properties officeooo:rsid="063f891b"/>
    </style:style>
    <style:style style:name="T249" style:family="text">
      <style:text-properties officeooo:rsid="064258da"/>
    </style:style>
    <style:style style:name="T250" style:family="text">
      <style:text-properties officeooo:rsid="0643b995"/>
    </style:style>
    <style:style style:name="T251" style:family="text">
      <style:text-properties officeooo:rsid="0266a03d"/>
    </style:style>
    <style:style style:name="T252" style:family="text">
      <style:text-properties officeooo:rsid="04c3f600"/>
    </style:style>
    <style:style style:name="T253" style:family="text">
      <style:text-properties officeooo:rsid="0687f7f1"/>
    </style:style>
    <style:style style:name="T254" style:family="text">
      <style:text-properties officeooo:rsid="014ced5f"/>
    </style:style>
    <style:style style:name="T255" style:family="text">
      <style:text-properties officeooo:rsid="0155be70"/>
    </style:style>
    <style:style style:name="T256" style:family="text">
      <style:text-properties officeooo:rsid="015ce502"/>
    </style:style>
    <style:style style:name="T257" style:family="text">
      <style:text-properties officeooo:rsid="028e224a"/>
    </style:style>
    <style:style style:name="T258" style:family="text">
      <style:text-properties officeooo:rsid="02888261"/>
    </style:style>
    <style:style style:name="T259" style:family="text">
      <style:text-properties officeooo:rsid="068c75df"/>
    </style:style>
    <style:style style:name="T260" style:family="text">
      <style:text-properties officeooo:rsid="06924a9f"/>
    </style:style>
    <style:style style:name="T261" style:family="text">
      <style:text-properties officeooo:rsid="0694368c"/>
    </style:style>
    <style:style style:name="T262" style:family="text">
      <style:text-properties officeooo:rsid="0698b5d2"/>
    </style:style>
    <style:style style:name="T263" style:family="text">
      <style:text-properties officeooo:rsid="06a2245f"/>
    </style:style>
    <style:style style:name="T264" style:family="text">
      <style:text-properties officeooo:rsid="06a2e7ae"/>
    </style:style>
    <style:style style:name="T265" style:family="text">
      <style:text-properties officeooo:rsid="06a2e806"/>
    </style:style>
    <style:style style:name="T266" style:family="text">
      <style:text-properties officeooo:rsid="06a4d04a"/>
    </style:style>
    <style:style style:name="T267" style:family="text">
      <style:text-properties officeooo:rsid="06bb3471"/>
    </style:style>
    <style:style style:name="T268" style:family="text">
      <style:text-properties officeooo:rsid="06bc728f"/>
    </style:style>
    <style:style style:name="T269" style:family="text">
      <style:text-properties officeooo:rsid="06be5a69"/>
    </style:style>
    <style:style style:name="T270" style:family="text">
      <style:text-properties officeooo:rsid="06bf871b"/>
    </style:style>
    <style:style style:name="T271" style:family="text">
      <style:text-properties officeooo:rsid="06c282ae"/>
    </style:style>
    <style:style style:name="T272" style:family="text">
      <style:text-properties officeooo:rsid="06c54271"/>
    </style:style>
    <style:style style:name="T273" style:family="text">
      <style:text-properties officeooo:rsid="06c609ea"/>
    </style:style>
    <style:style style:name="T274" style:family="text">
      <style:text-properties officeooo:rsid="06c6be79"/>
    </style:style>
    <style:style style:name="T275" style:family="text">
      <style:text-properties officeooo:rsid="06c82387"/>
    </style:style>
    <style:style style:name="T276" style:family="text">
      <style:text-properties officeooo:rsid="06cb78c7"/>
    </style:style>
    <style:style style:name="T277" style:family="text">
      <style:text-properties officeooo:rsid="06cd57a3"/>
    </style:style>
    <style:style style:name="T278" style:family="text">
      <style:text-properties officeooo:rsid="06d58571"/>
    </style:style>
    <style:style style:name="T279" style:family="text">
      <style:text-properties officeooo:rsid="06da2a9c"/>
    </style:style>
    <style:style style:name="T280" style:family="text">
      <style:text-properties officeooo:rsid="06dc56a7"/>
    </style:style>
    <style:style style:name="T281" style:family="text">
      <style:text-properties officeooo:rsid="06dcd6aa"/>
    </style:style>
    <style:style style:name="T282" style:family="text">
      <style:text-properties officeooo:rsid="06e392b1"/>
    </style:style>
    <style:style style:name="T283" style:family="text">
      <style:text-properties officeooo:rsid="06e3fdf1"/>
    </style:style>
    <style:style style:name="T284" style:family="text">
      <style:text-properties officeooo:rsid="06ea2775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118" text:outline-level="1">1 – Introduction</text:h>
      <text:p text:style-name="P7"/>
      <text:p text:style-name="P7">Frameworks such as Tensor<text:span text:style-name="T87">F</text:span>low or Py<text:span text:style-name="T87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00">T</text:span>he <text:span text:style-name="T4">proper</text:span> math aspect <text:span text:style-name="T7">is</text:span> <text:span text:style-name="T7">little by little </text:span>forgotten.</text:p>
      <text:p text:style-name="P7">The objective is to do a summary of the important propositions. These propositions will be mathematically proven. <text:span text:style-name="T8">The </text:span><text:span text:style-name="T95">subject</text:span><text:span text:style-name="T8"> </text:span><text:span text:style-name="T96">tackled </text:span><text:span text:style-name="T97">is</text:span><text:span text:style-name="T8"> </text:span><text:span text:style-name="T93">a multi-class classification problem </text:span><text:span text:style-name="T94">with</text:span><text:span text:style-name="T8"> – dense layers, </text:span><text:span text:style-name="T8"><draw:frame draw:style-name="fr1" draw:name="Objet139" text:anchor-type="as-char" svg:width="1.252cm" svg:height="0.467cm" draw:z-index="5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1" draw:name="Objet142" text:anchor-type="as-char" svg:width="1.64cm" svg:height="0.467cm" draw:z-index="6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Stochastic gradient descent optimizer. </text:span><text:span text:style-name="T202">A</text:span><text:span text:style-name="T100">ll</text:span><text:span text:style-name="T98"> the </text:span><text:span text:style-name="T99">elements below </text:span><text:span text:style-name="T202">are defined for classification</text:span><text:span text:style-name="T203">s</text:span><text:span text:style-name="T202"> but</text:span><text:span text:style-name="T99"> can be re-used or easily </text:span><text:span text:style-name="T204">re-define</text:span><text:span text:style-name="T205">d</text:span><text:span text:style-name="T99"> to cover regression</text:span><text:span text:style-name="T206">s</text:span><text:span text:style-name="T99">.</text:span></text:p>
      <text:p text:style-name="P7"/>
      <text:h text:style-name="P119" text:outline-level="1">2 – <text:span text:style-name="T9">Notation and Nomenclature</text:span></text:h>
      <text:p text:style-name="P30"/>
      <text:p text:style-name="P84">Definition –<text:span text:style-name="T15"> </text:span><text:span text:style-name="T22">Let</text:span><text:span text:style-name="T22"><draw:frame draw:style-name="fr1" draw:name="Objet43" text:anchor-type="as-char" svg:width="0.524cm" svg:height="0.326cm" draw:z-index="7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3">a</text:span><text:span text:style-name="T24"> non-empty </text:span><text:span text:style-name="T33">open</text:span><text:span text:style-name="T24"> </text:span><text:span text:style-name="T31">subset </text:span><text:span text:style-name="T23">of</text:span><text:span text:style-name="T23"><draw:frame draw:style-name="fr1" draw:name="Objet52" text:anchor-type="as-char" svg:width="0.744cm" svg:height="0.527cm" draw:z-index="8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2">, </text:span><text:span text:style-name="T32"><draw:frame draw:style-name="fr1" draw:name="Objet53" text:anchor-type="as-char" svg:width="0.88cm" svg:height="0.531cm" draw:z-index="9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39">a</text:span><text:span text:style-name="T38"> </text:span><text:span text:style-name="T33">norm </text:span><text:span text:style-name="T35">on</text:span><text:span text:style-name="T34"><draw:frame draw:style-name="fr1" draw:name="Objet62" text:anchor-type="as-char" svg:width="0.744cm" svg:height="0.527cm" draw:z-index="17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4">, </text:span><text:span text:style-name="T34"><draw:frame draw:style-name="fr1" draw:name="Objet80" text:anchor-type="as-char" svg:width="0.975cm" svg:height="0.531cm" draw:z-index="18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38">a norm on</text:span><text:span text:style-name="T38"><draw:frame draw:style-name="fr1" draw:name="Objet111" text:anchor-type="as-char" svg:width="0.84cm" svg:height="0.527cm" draw:z-index="19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2">, </text:span><text:span text:style-name="T36">and</text:span><text:span text:style-name="T22"><draw:frame draw:style-name="fr1" draw:name="Objet112" text:anchor-type="as-char" svg:width="2.148cm" svg:height="0.527cm" draw:z-index="20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2">. Then</text:span><text:span text:style-name="T22"><draw:frame draw:style-name="fr1" draw:name="Objet54" text:anchor-type="as-char" svg:width="0.404cm" svg:height="0.467cm" draw:z-index="21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2">continuous function is equivalent to</text:span></text:p>
      <text:p text:style-name="P31"><draw:frame draw:style-name="fr1" draw:name="Objet74" text:anchor-type="as-char" svg:width="1.513cm" svg:height="0.467cm" draw:z-index="22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31"><draw:frame draw:style-name="fr1" draw:name="Objet55" text:anchor-type="as-char" svg:width="1.369cm" svg:height="0.467cm" draw:z-index="23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24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25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653cm" svg:height="0.54cm" draw:z-index="26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69">The notation<draw:frame draw:style-name="fr1" draw:name="Objet59" text:anchor-type="as-char" svg:width="1.997cm" svg:height="0.557cm" draw:z-index="27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11">set of </text:span>continuous function<text:span text:style-name="T113">s</text:span> from<draw:frame draw:style-name="fr1" draw:name="Objet46" text:anchor-type="as-char" svg:width="0.524cm" svg:height="0.326cm" draw:z-index="28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29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33">The notation<draw:frame draw:style-name="fr1" draw:name="Objet117" text:anchor-type="as-char" svg:width="1.379cm" svg:height="0.557cm" draw:z-index="30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183">means the set of continuous functions from</text:span><text:span text:style-name="T183"><draw:frame draw:style-name="fr1" draw:name="Objet118" text:anchor-type="as-char" svg:width="0.744cm" svg:height="0.527cm" draw:z-index="31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84">to</text:span><text:span text:style-name="T184"><draw:frame draw:style-name="fr1" draw:name="Objet119" text:anchor-type="as-char" svg:width="0.744cm" svg:height="0.527cm" draw:z-index="33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84">.</text:span></text:p>
      <text:p text:style-name="P35"/>
      <text:p text:style-name="P73"><text:span text:style-name="T176">Definition –</text:span><text:span text:style-name="T40"> </text:span><text:span text:style-name="T22">Let</text:span><text:span text:style-name="T22"><draw:frame draw:style-name="fr1" draw:name="Objet63" text:anchor-type="as-char" svg:width="0.524cm" svg:height="0.326cm" draw:z-index="35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3">a</text:span><text:span text:style-name="T24"> non-empty </text:span><text:span text:style-name="T33">open</text:span><text:span text:style-name="T24"> </text:span><text:span text:style-name="T31">subset </text:span><text:span text:style-name="T23">of</text:span><text:span text:style-name="T23"><draw:frame draw:style-name="fr1" draw:name="Objet64" text:anchor-type="as-char" svg:width="0.744cm" svg:height="0.527cm" draw:z-index="192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2">, </text:span><text:span text:style-name="T32"><draw:frame draw:style-name="fr1" draw:name="Objet65" text:anchor-type="as-char" svg:width="0.88cm" svg:height="0.531cm" draw:z-index="196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39">a</text:span><text:span text:style-name="T38"> </text:span><text:span text:style-name="T33">norm </text:span><text:span text:style-name="T35">on</text:span><text:span text:style-name="T34"><draw:frame draw:style-name="fr1" draw:name="Objet100" text:anchor-type="as-char" svg:width="0.744cm" svg:height="0.527cm" draw:z-index="197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4">, </text:span><text:span text:style-name="T34"><draw:frame draw:style-name="fr1" draw:name="Objet101" text:anchor-type="as-char" svg:width="0.975cm" svg:height="0.531cm" draw:z-index="198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38">a norm on</text:span><text:span text:style-name="T38"><draw:frame draw:style-name="fr1" draw:name="Objet113" text:anchor-type="as-char" svg:width="0.84cm" svg:height="0.527cm" draw:z-index="199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2">, </text:span><text:span text:style-name="T36">and</text:span><text:span text:style-name="T22"><draw:frame draw:style-name="fr1" draw:name="Objet114" text:anchor-type="as-char" svg:width="2.148cm" svg:height="0.527cm" draw:z-index="200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2">. Then</text:span><text:span text:style-name="T22"><draw:frame draw:style-name="fr1" draw:name="Objet66" text:anchor-type="as-char" svg:width="0.404cm" svg:height="0.467cm" draw:z-index="201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5">derivable </text:span><text:span text:style-name="T26">is equivalent to</text:span></text:p>
      <text:p text:style-name="P31"><draw:frame draw:style-name="fr1" draw:name="Objet75" text:anchor-type="as-char" svg:width="1.513cm" svg:height="0.467cm" draw:z-index="202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404cm" svg:height="0.557cm" draw:z-index="203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31"><draw:frame draw:style-name="fr1" draw:name="Objet70" text:anchor-type="as-char" svg:width="1.369cm" svg:height="0.467cm" draw:z-index="204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205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2cm" svg:height="0.467cm" draw:z-index="206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013cm" svg:height="1.085cm" draw:z-index="207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69"><text:soft-page-break/><text:span text:style-name="T197">The notation</text:span><text:span text:style-name="T197"><draw:frame draw:style-name="fr1" draw:name="Objet67" text:anchor-type="as-char" svg:width="2.053cm" svg:height="0.557cm" draw:z-index="208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197">means the </text:span><text:span text:style-name="T111">set of </text:span><text:span text:style-name="T112">derivable</text:span><text:span text:style-name="T197"> function</text:span><text:span text:style-name="T112">s</text:span><text:span text:style-name="T197"> from</text:span><text:span text:style-name="T197"><draw:frame draw:style-name="fr1" draw:name="Objet60" text:anchor-type="as-char" svg:width="0.524cm" svg:height="0.326cm" draw:z-index="209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97">to</text:span><text:span text:style-name="T197"><draw:frame draw:style-name="fr1" draw:name="Objet69" text:anchor-type="as-char" svg:width="0.84cm" svg:height="0.527cm" draw:z-index="210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97">.</text:span></text:p>
      <text:p text:style-name="P33"><text:span text:style-name="T254">The notation</text:span><text:span text:style-name="T254"><draw:frame draw:style-name="fr1" draw:name="Objet120" text:anchor-type="as-char" svg:width="1.438cm" svg:height="0.557cm" draw:z-index="211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183">means the set of </text:span><text:span text:style-name="T185">derivable</text:span><text:span text:style-name="T183"> functions from</text:span><text:span text:style-name="T183"><draw:frame draw:style-name="fr1" draw:name="Objet121" text:anchor-type="as-char" svg:width="0.744cm" svg:height="0.527cm" draw:z-index="212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184">to</text:span><text:span text:style-name="T184"><draw:frame draw:style-name="fr1" draw:name="Objet122" text:anchor-type="as-char" svg:width="0.744cm" svg:height="0.527cm" draw:z-index="213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184">.</text:span></text:p>
      <text:p text:style-name="P34"/>
      <text:p text:style-name="P72">Definition – <text:span text:style-name="T22">Let</text:span><text:span text:style-name="T22"><draw:frame draw:style-name="fr1" draw:name="Objet68" text:anchor-type="as-char" svg:width="0.524cm" svg:height="0.326cm" draw:z-index="32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3">a</text:span><text:span text:style-name="T24"> non-empty </text:span><text:span text:style-name="T33">open</text:span><text:span text:style-name="T24"> </text:span><text:span text:style-name="T31">subset </text:span><text:span text:style-name="T23">of</text:span><text:span text:style-name="T23"><draw:frame draw:style-name="fr1" draw:name="Objet81" text:anchor-type="as-char" svg:width="0.744cm" svg:height="0.527cm" draw:z-index="34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2">, </text:span><text:span text:style-name="T32"><draw:frame draw:style-name="fr1" draw:name="Objet82" text:anchor-type="as-char" svg:width="0.88cm" svg:height="0.531cm" draw:z-index="36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39">a</text:span><text:span text:style-name="T38"> </text:span><text:span text:style-name="T33">norm </text:span><text:span text:style-name="T35">on</text:span><text:span text:style-name="T34"><draw:frame draw:style-name="fr1" draw:name="Objet102" text:anchor-type="as-char" svg:width="0.744cm" svg:height="0.527cm" draw:z-index="3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4">, </text:span><text:span text:style-name="T34"><draw:frame draw:style-name="fr1" draw:name="Objet103" text:anchor-type="as-char" svg:width="0.975cm" svg:height="0.531cm" draw:z-index="38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38">a norm on</text:span><text:span text:style-name="T38"><draw:frame draw:style-name="fr1" draw:name="Objet115" text:anchor-type="as-char" svg:width="0.84cm" svg:height="0.527cm" draw:z-index="39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2">, </text:span><text:span text:style-name="T36">and</text:span><text:span text:style-name="T22"><draw:frame draw:style-name="fr1" draw:name="Objet116" text:anchor-type="as-char" svg:width="2.148cm" svg:height="0.527cm" draw:z-index="40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2">. Then</text:span><text:span text:style-name="T22"><draw:frame draw:style-name="fr1" draw:name="Objet83" text:anchor-type="as-char" svg:width="0.404cm" svg:height="0.467cm" draw:z-index="41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29">piece-wise </text:span><text:span text:style-name="T25">derivable </text:span><text:span text:style-name="T26">is equivalent to</text:span></text:p>
      <text:p text:style-name="P36"><draw:frame draw:style-name="fr1" draw:name="Objet84" text:anchor-type="as-char" svg:width="1.656cm" svg:height="0.467cm" draw:z-index="42"><draw:object xlink:href="./Object 84" xlink:type="simple" xlink:show="embed" xlink:actuate="onLoad"/><draw:image xlink:href="./ObjectReplacements/Object 84" xlink:type="simple" xlink:show="embed" xlink:actuate="onLoad"/></draw:frame><text:span text:style-name="T181">such as</text:span><text:span text:style-name="T181"><draw:frame draw:style-name="fr1" draw:name="Objet107" text:anchor-type="as-char" svg:width="0.549cm" svg:height="0.467cm" draw:z-index="43"><draw:object xlink:href="./Object 107" xlink:type="simple" xlink:show="embed" xlink:actuate="onLoad"/><draw:image xlink:href="./ObjectReplacements/Object 107" xlink:type="simple" xlink:show="embed" xlink:actuate="onLoad"/></draw:frame></text:span><text:span text:style-name="T179">compact and bounded</text:span>,</text:p>
      <text:p text:style-name="P36"><draw:frame draw:style-name="fr1" draw:name="Objet85" text:anchor-type="as-char" svg:width="2.078cm" svg:height="0.547cm" draw:z-index="44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195">non-empty </text:span><text:span text:style-name="T180">open subsets </text:span><text:span text:style-name="T177">such as</text:span><text:span text:style-name="T177"><draw:frame draw:style-name="fr1" draw:name="Objet106" text:anchor-type="as-char" svg:width="1.986cm" svg:height="0.982cm" draw:z-index="45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78">and</text:span><text:span text:style-name="T177"><draw:frame draw:style-name="fr1" draw:name="Objet104" text:anchor-type="as-char" svg:width="2.967cm" svg:height="0.557cm" draw:z-index="46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77">,</text:span><text:span text:style-name="T177"><draw:frame draw:style-name="fr1" draw:name="Objet105" text:anchor-type="as-char" svg:width="3.403cm" svg:height="0.531cm" draw:z-index="47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77">,</text:span></text:p>
      <text:p text:style-name="P36"><draw:frame draw:style-name="fr1" draw:name="Objet86" text:anchor-type="as-char" svg:width="2.067cm" svg:height="0.482cm" draw:z-index="48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49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50"><draw:object xlink:href="./Object 88" xlink:type="simple" xlink:show="embed" xlink:actuate="onLoad"/><draw:image xlink:href="./ObjectReplacements/Object 88" xlink:type="simple" xlink:show="embed" xlink:actuate="onLoad"/></draw:frame>,<text:span text:style-name="T196"><draw:frame draw:style-name="fr1" draw:name="Objet89" text:anchor-type="as-char" svg:width="2.18cm" svg:height="0.54cm" draw:z-index="51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7">The notation<draw:frame draw:style-name="fr1" draw:name="Objet90" text:anchor-type="as-char" svg:width="2.387cm" svg:height="0.591cm" draw:z-index="52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15">piece-wise </text:span><text:span text:style-name="T116">derivable</text:span> functions <text:span text:style-name="T117">from</text:span><text:span text:style-name="T117"><draw:frame draw:style-name="fr1" draw:name="Objet91" text:anchor-type="as-char" svg:width="0.524cm" svg:height="0.326cm" draw:z-index="54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18">to</text:span><text:span text:style-name="T118"><draw:frame draw:style-name="fr1" draw:name="Objet92" text:anchor-type="as-char" svg:width="0.84cm" svg:height="0.527cm" draw:z-index="55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18">.</text:span></text:p>
      <text:p text:style-name="P32">The notation<draw:frame draw:style-name="fr1" draw:name="Objet123" text:anchor-type="as-char" svg:width="1.771cm" svg:height="0.591cm" draw:z-index="56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83">means the set of </text:span><text:span text:style-name="T115">piece-wise </text:span><text:span text:style-name="T116">derivable</text:span><text:span text:style-name="T183"> functions from</text:span><text:span text:style-name="T183"><draw:frame draw:style-name="fr1" draw:name="Objet124" text:anchor-type="as-char" svg:width="0.744cm" svg:height="0.527cm" draw:z-index="190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84">to</text:span><text:span text:style-name="T184"><draw:frame draw:style-name="fr1" draw:name="Objet125" text:anchor-type="as-char" svg:width="0.744cm" svg:height="0.527cm" draw:z-index="191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84">.</text:span></text:p>
      <text:p text:style-name="P54"/>
      <text:p text:style-name="P132"><text:span text:style-name="T10">Theorem –</text:span><draw:frame draw:style-name="fr1" draw:name="Objet238" text:anchor-type="as-char" svg:width="4.852cm" svg:height="0.591cm" draw:z-index="225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<text:p text:style-name="P54"/>
      <text:p text:style-name="P133"><text:span text:style-name="T174">Proof:</text:span> TO DO.</text:p>
      <text:p text:style-name="P54"/>
      <text:p text:style-name="P74">Definition – <text:span text:style-name="T15">Let</text:span><text:span text:style-name="T15"><draw:frame draw:style-name="fr1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5">for</text:span><text:span text:style-name="T75"><draw:frame draw:style-name="fr1" draw:name="Objet244" text:anchor-type="as-char" svg:width="1.625cm" svg:height="0.482cm" draw:z-index="229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75">and</text:span><text:span text:style-name="T75"><draw:frame draw:style-name="fr1" draw:name="Objet245" text:anchor-type="as-char" svg:width="1.787cm" svg:height="0.482cm" draw:z-index="230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5">.</text:span><text:span text:style-name="T16"> Then the ordered rectangular array</text:span></text:p>
      <text:p text:style-name="P38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136">is a real matrix of dimension<draw:frame draw:style-name="fr1" draw:name="Objet4" text:anchor-type="as-char" svg:width="1.088cm" svg:height="0.467cm" draw:z-index="57"><draw:object xlink:href="./Object 4" xlink:type="simple" xlink:show="embed" xlink:actuate="onLoad"/><draw:image xlink:href="./ObjectReplacements/Object 4" xlink:type="simple" xlink:show="embed" xlink:actuate="onLoad"/></draw:frame>.</text:p>
      <text:p text:style-name="P136"/>
      <text:p text:style-name="P27"><text:span text:style-name="T198">T</text:span>he following notation<text:span text:style-name="T199">s</text:span> <text:span text:style-name="T199">are</text:span> considered</text:p>
      <text:p text:style-name="P23"><draw:frame draw:style-name="fr1" draw:name="Objet11" text:anchor-type="as-char" svg:width="2.057cm" svg:height="0.482cm" draw:z-index="62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118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11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4"><draw:frame draw:style-name="fr1" draw:name="Objet16" text:anchor-type="as-char" svg:width="2.221cm" svg:height="0.482cm" draw:z-index="120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121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4"><draw:frame draw:style-name="fr1" draw:name="Objet18" text:anchor-type="as-char" svg:width="2.057cm" svg:height="0.482cm" draw:z-index="165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17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39"><text:soft-page-break/></text:p>
      <text:p text:style-name="P138"><text:span text:style-name="T198">The notation</text:span><text:span text:style-name="T198"><draw:frame draw:style-name="fr1" draw:name="Objet6" text:anchor-type="as-char" svg:width="1.055cm" svg:height="0.531cm" draw:z-index="234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00">means</text:span><text:span text:style-name="T198"> the matrix set of dimension</text:span><text:span text:style-name="T198"><draw:frame draw:style-name="fr1" draw:name="Objet7" text:anchor-type="as-char" svg:width="1.088cm" svg:height="0.467cm" draw:z-index="237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87">with coefficients </text:span><text:span text:style-name="T188">in</text:span><text:span text:style-name="T188"><draw:frame draw:style-name="fr1" draw:name="Objet19" text:anchor-type="as-char" svg:width="0.556cm" svg:height="0.385cm" draw:z-index="238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98">.</text:span></text:p>
      <text:p text:style-name="P138"><text:span text:style-name="T198">The notation</text:span><text:span text:style-name="T198"><draw:frame draw:style-name="fr1" draw:name="Objet2" text:anchor-type="as-char" svg:width="1.7cm" svg:height="0.54cm" draw:z-index="23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00">means</text:span><text:span text:style-name="T198"> the matrix set of dimension</text:span><text:span text:style-name="T198"><draw:frame draw:style-name="fr1" draw:name="Objet3" text:anchor-type="as-char" svg:width="1.088cm" svg:height="0.467cm" draw:z-index="23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87">with coefficients </text:span><text:span text:style-name="T188">in</text:span><text:span text:style-name="T188"><draw:frame draw:style-name="fr1" draw:name="Objet126" text:anchor-type="as-char" svg:width="1.208cm" svg:height="0.467cm" draw:z-index="233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88">.</text:span></text:p>
      <text:p text:style-name="P39"/>
      <text:p text:style-name="P74">Convention –<text:span text:style-name="T15"> A vector is a matrix with only one row. Thus, </text:span><text:span text:style-name="T17">the real vector set</text:span><text:span text:style-name="T17"><draw:frame draw:style-name="fr1" draw:name="Objet8" text:anchor-type="as-char" svg:width="0.744cm" svg:height="0.527cm" draw:z-index="2"><draw:object xlink:href="./Object 8" xlink:type="simple" xlink:show="embed" xlink:actuate="onLoad"/><draw:image xlink:href="./ObjectReplacements/Object 8" xlink:type="simple" xlink:show="embed" xlink:actuate="onLoad"/></draw:frame></text:span><text:span text:style-name="T15">is equivalent to</text:span><text:span text:style-name="T15"><draw:frame draw:style-name="fr1" draw:name="Objet9" text:anchor-type="as-char" svg:width="1.05cm" svg:height="0.531cm" draw:z-index="3"><draw:object xlink:href="./Object 9" xlink:type="simple" xlink:show="embed" xlink:actuate="onLoad"/><draw:image xlink:href="./ObjectReplacements/Object 9" xlink:type="simple" xlink:show="embed" xlink:actuate="onLoad"/></draw:frame></text:span><text:span text:style-name="T15">.</text:span></text:p>
      <text:p text:style-name="P44"/>
      <text:p text:style-name="P75">Notation – <text:span text:style-name="T15">The matrix transpose operation will be noted as</text:span><text:span text:style-name="T15"><draw:frame draw:style-name="fr1" draw:name="Objet13" text:anchor-type="as-char" svg:width="0.693cm" svg:height="0.527cm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5">.</text:span></text:p>
      <text:p text:style-name="P40"/>
      <text:p text:style-name="P76">Definition –<text:span text:style-name="T15"> Let</text:span><text:span text:style-name="T15"><draw:frame draw:style-name="fr1" draw:name="Objet28" text:anchor-type="as-char" svg:width="1.713cm" svg:height="0.531cm" draw:z-index="10"><draw:object xlink:href="./Object 28" xlink:type="simple" xlink:show="embed" xlink:actuate="onLoad"/><draw:image xlink:href="./ObjectReplacements/Object 28" xlink:type="simple" xlink:show="embed" xlink:actuate="onLoad"/></draw:frame></text:span><text:span text:style-name="T15">, and</text:span><text:span text:style-name="T15"><draw:frame draw:style-name="fr1" draw:name="Objet29" text:anchor-type="as-char" svg:width="1.702cm" svg:height="0.531cm" draw:z-index="11"><draw:object xlink:href="./Object 29" xlink:type="simple" xlink:show="embed" xlink:actuate="onLoad"/><draw:image xlink:href="./ObjectReplacements/Object 29" xlink:type="simple" xlink:show="embed" xlink:actuate="onLoad"/></draw:frame></text:span><text:span text:style-name="T15">, and let the product noted</text:span><text:span text:style-name="T15"><draw:frame draw:style-name="fr1" draw:name="Objet30" text:anchor-type="as-char" svg:width="1.164cm" svg:height="0.467cm" draw:z-index="12"><draw:object xlink:href="./Object 30" xlink:type="simple" xlink:show="embed" xlink:actuate="onLoad"/><draw:image xlink:href="./ObjectReplacements/Object 30" xlink:type="simple" xlink:show="embed" xlink:actuate="onLoad"/></draw:frame></text:span><text:span text:style-name="T15">or</text:span><text:span text:style-name="T15"><draw:frame draw:style-name="fr1" draw:name="Objet31" text:anchor-type="as-char" svg:width="0.773cm" svg:height="0.467cm" draw:z-index="13"><draw:object xlink:href="./Object 31" xlink:type="simple" xlink:show="embed" xlink:actuate="onLoad"/><draw:image xlink:href="./ObjectReplacements/Object 31" xlink:type="simple" xlink:show="embed" xlink:actuate="onLoad"/></draw:frame></text:span><text:span text:style-name="T15">be</text:span></text:p>
      <text:p text:style-name="P43"><draw:frame draw:style-name="fr1" draw:name="Objet34" text:anchor-type="as-char" svg:width="2.746cm" svg:height="0.467cm" draw:z-index="14"><draw:object xlink:href="./Object 34" xlink:type="simple" xlink:show="embed" xlink:actuate="onLoad"/><draw:image xlink:href="./ObjectReplacements/Object 34" xlink:type="simple" xlink:show="embed" xlink:actuate="onLoad"/></draw:frame></text:p>
      <text:p text:style-name="P40"><text:span text:style-name="T201">where</text:span><draw:frame draw:style-name="fr1" draw:name="Objet32" text:anchor-type="as-char" svg:width="0.506cm" svg:height="0.467cm" draw:z-index="15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16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42"><text:span text:style-name="T102"><draw:frame draw:style-name="fr1" draw:name="Objet40" text:anchor-type="as-char" svg:width="2.057cm" svg:height="0.482cm" draw:z-index="58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02">,</text:span><text:span text:style-name="T102"><draw:frame draw:style-name="fr1" draw:name="Objet79" text:anchor-type="as-char" svg:width="2.171cm" svg:height="0.482cm" draw:z-index="59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02">,</text:span><draw:frame draw:style-name="fr1" draw:name="Objet27" text:anchor-type="as-char" svg:width="3.381cm" svg:height="1.139cm" draw:z-index="61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1"/>
      <text:p text:style-name="P49"><text:span text:style-name="T10">Definition –</text:span> Let<draw:frame draw:style-name="fr1" draw:name="Objet171" text:anchor-type="as-char" svg:width="1.115cm" svg:height="0.467cm" draw:z-index="63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676cm" svg:height="0.531cm" draw:z-index="64"><draw:object xlink:href="./Object 172" xlink:type="simple" xlink:show="embed" xlink:actuate="onLoad"/><draw:image xlink:href="./ObjectReplacements/Object 172" xlink:type="simple" xlink:show="embed" xlink:actuate="onLoad"/></draw:frame>. Let the <text:span text:style-name="T253">scalar</text:span> wise product noted as<draw:frame draw:style-name="fr1" draw:name="Objet173" text:anchor-type="as-char" svg:width="1.064cm" svg:height="0.467cm" draw:z-index="65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50"><draw:frame draw:style-name="fr1" draw:name="Objet174" text:anchor-type="as-char" svg:width="2.939cm" svg:height="0.467cm" draw:z-index="66"><draw:object xlink:href="./Object 174" xlink:type="simple" xlink:show="embed" xlink:actuate="onLoad"/><draw:image xlink:href="./ObjectReplacements/Object 174" xlink:type="simple" xlink:show="embed" xlink:actuate="onLoad"/></draw:frame></text:p>
      <text:p text:style-name="P49">where<draw:frame draw:style-name="fr1" draw:name="Objet175" text:anchor-type="as-char" svg:width="0.506cm" svg:height="0.467cm" draw:z-index="67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1.055cm" svg:height="0.531cm" draw:z-index="68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50"><draw:frame draw:style-name="fr1" draw:name="Objet169" text:anchor-type="as-char" svg:width="2.057cm" svg:height="0.482cm" draw:z-index="69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207" text:anchor-type="as-char" svg:width="2.221cm" svg:height="0.482cm" draw:z-index="70"><draw:object xlink:href="./Object 207" xlink:type="simple" xlink:show="embed" xlink:actuate="onLoad"/><draw:image xlink:href="./ObjectReplacements/Object 207" xlink:type="simple" xlink:show="embed" xlink:actuate="onLoad"/><svg:desc>formule</svg:desc></draw:frame>,<draw:frame draw:style-name="fr1" draw:name="Objet170" text:anchor-type="as-char" svg:width="2.339cm" svg:height="0.531cm" draw:z-index="71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124"/>
      <text:p text:style-name="P113"><text:span text:style-name="T10">Theorem –</text:span> <text:span text:style-name="T254">Let</text:span><text:span text:style-name="T254"><draw:frame draw:style-name="fr1" draw:name="Objet227" text:anchor-type="as-char" svg:width="0.549cm" svg:height="0.467cm" draw:z-index="214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59">and</text:span><text:span text:style-name="T259"><draw:frame draw:style-name="fr1" draw:name="Objet234" text:anchor-type="as-char" svg:width="0.52cm" svg:height="0.467cm" draw:z-index="215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56">non-empty </text:span><text:span text:style-name="T257">open</text:span><text:span text:style-name="T256"> </text:span><text:span text:style-name="T258">subset</text:span><text:span text:style-name="T259">s</text:span><text:span text:style-name="T258"> </text:span><text:span text:style-name="T255">of</text:span><text:span text:style-name="T255"><draw:frame draw:style-name="fr1" draw:name="Objet228" text:anchor-type="as-char" svg:width="0.688cm" svg:height="0.527cm" draw:z-index="216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59">and</text:span><text:span text:style-name="T259"><draw:frame draw:style-name="fr1" draw:name="Objet235" text:anchor-type="as-char" svg:width="0.744cm" svg:height="0.527cm" draw:z-index="217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59">. Let</text:span><text:span text:style-name="T254"><draw:frame draw:style-name="fr1" draw:name="Objet233" text:anchor-type="as-char" svg:width="2.401cm" svg:height="1.175cm" draw:z-index="218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59">and</text:span><text:span text:style-name="T259"><draw:frame draw:style-name="fr1" draw:name="Objet229" text:anchor-type="as-char" svg:width="2.545cm" svg:height="1.198cm" draw:z-index="219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60">such as</text:span><text:span text:style-name="T260"><draw:frame draw:style-name="fr1" draw:name="Objet230" text:anchor-type="as-char" svg:width="2.297cm" svg:height="0.506cm" draw:z-index="220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61">and</text:span><text:span text:style-name="T261"><draw:frame draw:style-name="fr1" draw:name="Objet231" text:anchor-type="as-char" svg:width="2.499cm" svg:height="0.557cm" draw:z-index="221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61">. </text:span><text:span text:style-name="T262">Then</text:span><text:span text:style-name="T262"><draw:frame draw:style-name="fr1" draw:name="Objet232" text:anchor-type="as-char" svg:width="3.468cm" svg:height="1.198cm" draw:z-index="222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63">is </text:span><text:span text:style-name="T264">in</text:span><text:span text:style-name="T264"><draw:frame draw:style-name="fr1" draw:name="Objet236" text:anchor-type="as-char" svg:width="1.954cm" svg:height="0.557cm" draw:z-index="223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65">and </text:span><text:span text:style-name="T266">its Jacobian is</text:span></text:p>
      <text:p text:style-name="P127"><draw:frame draw:style-name="fr1" draw:name="Objet237" text:anchor-type="as-char" svg:width="6.038cm" svg:height="1.75cm" draw:z-index="224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06"/>
      <text:p text:style-name="P129"><text:span text:style-name="T174">Proof:</text:span> TO DO.</text:p>
      <text:p text:style-name="P106"/>
      <text:h text:style-name="P120" text:outline-level="1"><text:soft-page-break/><text:span text:style-name="T104">3</text:span> – <text:span text:style-name="T89">Activation functions</text:span></text:h>
      <text:p text:style-name="P70"/>
      <text:p text:style-name="P70">Definition –<text:span text:style-name="T15"> </text:span><text:span text:style-name="T18">Let</text:span><text:span text:style-name="T27"><draw:frame draw:style-name="fr1" draw:name="Objet78" text:anchor-type="as-char" svg:width="1.974cm" svg:height="0.557cm" draw:z-index="72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7">.</text:span><text:span text:style-name="T18"> </text:span><text:span text:style-name="T28">T</text:span><text:span text:style-name="T19">hen the </text:span><text:span text:style-name="T30">vector</text:span><text:span text:style-name="T20"> wise </text:span><text:span text:style-name="T21">application</text:span></text:p>
      <text:p text:style-name="P55"><draw:frame draw:style-name="fr1" draw:name="Objet38" text:anchor-type="as-char" svg:width="2.48cm" svg:height="1.198cm" draw:z-index="73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8">is an activation function.</text:p>
      <text:p text:style-name="P8"/>
      <text:p text:style-name="P9"><text:span text:style-name="T11">Definition</text:span><text:span text:style-name="T10"> –</text:span> <draw:frame draw:style-name="fr1" draw:name="Objet143" text:anchor-type="as-char" svg:width="1.252cm" svg:height="0.467cm" draw:z-index="117"><draw:object xlink:href="./Object 143" xlink:type="simple" xlink:show="embed" xlink:actuate="onLoad"/><draw:image xlink:href="./ObjectReplacements/Object 143" xlink:type="simple" xlink:show="embed" xlink:actuate="onLoad"/></draw:frame><text:span text:style-name="T236">is</text:span><text:span text:style-name="T105"> </text:span><text:span text:style-name="T236">the following </text:span><text:span text:style-name="T186">vector</text:span><text:span text:style-name="T106"> wise </text:span><text:span text:style-name="T102">application</text:span></text:p>
      <text:p text:style-name="P12"><draw:frame draw:style-name="fr1" draw:name="Objet41" text:anchor-type="as-char" svg:width="4.464cm" svg:height="1.272cm" draw:z-index="53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11"><text:span text:style-name="T120">with</text:span><text:span text:style-name="T120"><draw:frame draw:style-name="fr1" draw:name="Objet47" text:anchor-type="as-char" svg:width="0.928cm" svg:height="0.467cm" draw:z-index="74"><draw:object xlink:href="./Object 47" xlink:type="simple" xlink:show="embed" xlink:actuate="onLoad"/><draw:image xlink:href="./ObjectReplacements/Object 47" xlink:type="simple" xlink:show="embed" xlink:actuate="onLoad"/></draw:frame></text:span><text:span text:style-name="T120">the </text:span><text:span text:style-name="T122">element-wise </text:span><text:span text:style-name="T120">maximum </text:span><text:span text:style-name="T124">operation</text:span><text:span text:style-name="T120"> </text:span><text:span text:style-name="T123">between two vectors</text:span><text:span text:style-name="T120">.</text:span></text:p>
      <text:p text:style-name="P11"/>
      <text:p text:style-name="P62"><text:span text:style-name="T12">Hypothesis –</text:span><text:span text:style-name="T235"> </text:span><text:span text:style-name="T239">The notation</text:span><text:span text:style-name="T239"><draw:frame draw:style-name="fr1" draw:name="Objet141" text:anchor-type="as-char" svg:width="1.369cm" svg:height="0.531cm" draw:z-index="75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25">means</text:span><text:span text:style-name="T222"> the application </text:span><text:span text:style-name="T224">corresponding to </text:span><text:span text:style-name="T226">the </text:span><text:span text:style-name="T227">coefficient</text:span><text:span text:style-name="T226"><draw:frame draw:style-name="fr1" draw:name="Objet147" text:anchor-type="as-char" svg:width="0.395cm" svg:height="0.467cm" draw:z-index="76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28">of</text:span><text:span text:style-name="T224"> </text:span><text:span text:style-name="T222">the </text:span><text:span text:style-name="T240">function</text:span><text:span text:style-name="T240"><draw:frame draw:style-name="fr1" draw:name="Objet148" text:anchor-type="as-char" svg:width="1.252cm" svg:height="0.467cm" draw:z-index="77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39">. </text:span><text:span text:style-name="T231">Let</text:span><text:span text:style-name="T231"><draw:frame draw:style-name="fr1" draw:name="Objet149" text:anchor-type="as-char" svg:width="1.282cm" svg:height="0.527cm" draw:z-index="78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31">then</text:span></text:p>
      <text:p text:style-name="P59"><draw:frame draw:style-name="fr1" draw:name="Objet153" text:anchor-type="as-char" svg:width="2.221cm" svg:height="0.482cm" draw:z-index="79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80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63"/>
      <text:p text:style-name="P63"><draw:frame draw:style-name="fr1" draw:name="Objet133" text:anchor-type="as-char" svg:width="1.252cm" svg:height="0.467cm" draw:z-index="81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33">on </text:span><text:span text:style-name="T234">every </text:span><text:span text:style-name="T233">coefficients at</text:span><text:span text:style-name="T233"><draw:frame draw:style-name="fr1" draw:name="Objet140" text:anchor-type="as-char" svg:width="0.422cm" svg:height="0.467cm" draw:z-index="8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60"><draw:frame draw:style-name="fr1" draw:name="Objet150" text:anchor-type="as-char" svg:width="2.221cm" svg:height="0.482cm" draw:z-index="83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84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11"/>
      <text:p text:style-name="P48"><text:span text:style-name="T13">Proposition –</text:span><text:span text:style-name="T237"> </text:span><text:span text:style-name="T237"><draw:frame draw:style-name="fr1" draw:name="Objet145" text:anchor-type="as-char" svg:width="1.252cm" svg:height="0.467cm" draw:z-index="85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38">is an activation function. </text:span><text:span text:style-name="T209">Its </text:span>Jacobian matrix is</text:p>
      <text:p text:style-name="P18"><draw:frame draw:style-name="fr1" draw:name="Objet26" text:anchor-type="as-char" svg:width="8.931cm" svg:height="3.63cm" draw:z-index="86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17"><text:span text:style-name="T119">with</text:span><text:span text:style-name="T119"><draw:frame draw:style-name="fr1" draw:name="Objet50" text:anchor-type="as-char" svg:width="0.945cm" svg:height="0.614cm" draw:z-index="87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10">the</text:span><text:span text:style-name="T110"><draw:frame draw:style-name="fr1" draw:name="Objet51" text:anchor-type="as-char" svg:width="1.099cm" svg:height="0.603cm" draw:z-index="88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10">indicator function </text:span><text:span text:style-name="T121">on</text:span><text:span text:style-name="T121"><draw:frame draw:style-name="fr1" draw:name="Objet44" text:anchor-type="as-char" svg:width="0.556cm" svg:height="0.385cm" draw:z-index="95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10">.</text:span></text:p>
      <text:p text:style-name="P11"/>
      <text:p text:style-name="P21"><text:span text:style-name="T174">Proof:</text:span><text:span text:style-name="T130"> </text:span><text:span text:style-name="T131">TO DO.</text:span></text:p>
      <text:p text:style-name="P86"/>
      <text:p text:style-name="P10"><text:soft-page-break/><text:span text:style-name="T10">Proposition –</text:span> <text:span text:style-name="T220">T</text:span><text:span text:style-name="T105">he </text:span><text:span text:style-name="T107">following</text:span><text:span text:style-name="T105"> </text:span><text:span text:style-name="T186">vector</text:span><text:span text:style-name="T106"> wise </text:span><text:span text:style-name="T102">application</text:span><text:span text:style-name="T108"> </text:span><text:span text:style-name="T209">is an</text:span><text:span text:style-name="T109"> activation function</text:span></text:p>
      <text:p text:style-name="P13"><draw:frame draw:style-name="fr1" draw:name="Objet45" text:anchor-type="as-char" svg:width="4.382cm" svg:height="2.514cm" draw:z-index="6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5">with<draw:frame draw:style-name="fr1" draw:name="Objet48" text:anchor-type="as-char" svg:width="0.407cm" svg:height="0.467cm" draw:z-index="89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25">element-wise </text:span><text:span text:style-name="T103">exponential </text:span><text:span text:style-name="T114">operation</text:span>.</text:p>
      <text:p text:style-name="P16">The<draw:frame draw:style-name="fr1" draw:name="Objet94" text:anchor-type="as-char" svg:width="1.64cm" svg:height="0.467cm" draw:z-index="90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26">function will be denoted as</text:span><text:span text:style-name="T126"><draw:frame draw:style-name="fr1" draw:name="Objet97" text:anchor-type="as-char" svg:width="0.443cm" svg:height="0.467cm" draw:z-index="91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26">for simplicity.</text:span></text:p>
      <text:p text:style-name="P15"/>
      <text:p text:style-name="P68">Its Jacobian matrix is</text:p>
      <text:p text:style-name="P14"><draw:frame draw:style-name="fr1" draw:name="Objet95" text:anchor-type="as-char" svg:width="3.253cm" svg:height="1.773cm" draw:z-index="92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66">where<draw:frame draw:style-name="fr1" draw:name="Objet37" text:anchor-type="as-char" svg:width="1.716cm" svg:height="0.527cm" draw:z-index="93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116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67"><draw:frame draw:style-name="fr1" draw:name="Objet99" text:anchor-type="as-char" svg:width="5.743cm" svg:height="0.998cm" draw:z-index="94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9"><text:span text:style-name="T127">w</text:span>ith<draw:frame draw:style-name="fr1" draw:name="Objet77" text:anchor-type="as-char" svg:width="0.907cm" svg:height="0.473cm" draw:z-index="96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28">the Kronecker </text:span><text:span text:style-name="T129">delta</text:span><text:span text:style-name="T128">.</text:span></text:p>
      <text:p text:style-name="P19"/>
      <text:p text:style-name="P20"><text:span text:style-name="T174">Proof:</text:span><text:span text:style-name="T130"> </text:span><text:span text:style-name="T131">TO DO.</text:span></text:p>
      <text:p text:style-name="P102"/>
      <text:h text:style-name="P123" text:outline-level="1"><text:span text:style-name="T182">3</text:span> – <text:span text:style-name="T92">L</text:span><text:span text:style-name="T91">oss</text:span></text:h>
      <text:p text:style-name="P91"/>
      <text:p text:style-name="P115">Definition –<text:span text:style-name="T15"> </text:span><text:span text:style-name="T22">Let</text:span><text:span text:style-name="T22"><draw:frame draw:style-name="fr1" draw:name="Objet130" text:anchor-type="as-char" svg:width="1.713cm" svg:height="0.582cm" draw:z-index="97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2">and</text:span><text:span text:style-name="T62"><draw:frame draw:style-name="fr1" draw:name="Objet49" text:anchor-type="as-char" svg:width="1.732cm" svg:height="0.531cm" draw:z-index="98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47">non empty subset</text:span><text:span text:style-name="T54">s</text:span><text:span text:style-name="T47">. </text:span><text:span text:style-name="T15">Let</text:span><text:span text:style-name="T15"><draw:frame draw:style-name="fr1" draw:name="Objet109" text:anchor-type="as-char" svg:width="1.122cm" svg:height="0.519cm" draw:z-index="99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4">and</text:span><text:span text:style-name="T37"><draw:frame draw:style-name="fr1" draw:name="Objet110" text:anchor-type="as-char" svg:width="2.305cm" svg:height="0.506cm" draw:z-index="100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7">. </text:span><text:span text:style-name="T41">Then</text:span><text:span text:style-name="T43"><draw:frame draw:style-name="fr1" draw:name="Objet131" text:anchor-type="as-char" svg:width="0.404cm" svg:height="0.467cm" draw:z-index="101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2">is </text:span><text:span text:style-name="T43">a loss function </text:span><text:span text:style-name="T45">is equivalent to </text:span><text:span text:style-name="T46">the application</text:span></text:p>
      <text:p text:style-name="P104"><draw:frame draw:style-name="fr1" draw:name="Objet138" text:anchor-type="as-char" svg:width="5.325cm" svg:height="1.175cm" draw:z-index="102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05"><text:span text:style-name="T217">is </text:span><text:span text:style-name="T190">a</text:span><text:span text:style-name="T194">n increasing</text:span><text:span text:style-name="T190"> </text:span><text:span text:style-name="T192">function</text:span><text:span text:style-name="T190"> according </text:span><text:span text:style-name="T193">each </text:span><text:span text:style-name="T227">coefficient </text:span><text:span text:style-name="T241">with</text:span><text:span text:style-name="T229"><draw:frame draw:style-name="fr1" draw:name="Objet93" text:anchor-type="as-char" svg:width="1.707cm" svg:height="0.531cm" draw:z-index="103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42">such as</text:span><text:span text:style-name="T242"><draw:frame draw:style-name="fr1" draw:name="Objet178" text:anchor-type="as-char" svg:width="0.894cm" svg:height="0.467cm" draw:z-index="104"><draw:object xlink:href="./Object 178" xlink:type="simple" xlink:show="embed" xlink:actuate="onLoad"/><draw:image xlink:href="./ObjectReplacements/Object 178" xlink:type="simple" xlink:show="embed" xlink:actuate="onLoad"/></draw:frame></text:span><text:span text:style-name="T243">is always defined</text:span><text:span text:style-name="T191">. </text:span></text:p>
      <text:p text:style-name="P105"><text:span text:style-name="T230">The</text:span><text:span text:style-name="T230"><draw:frame draw:style-name="fr1" draw:name="Objet96" text:anchor-type="as-char" svg:width="0.466cm" svg:height="0.467cm" draw:z-index="105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30">matrix is named the ground truth.</text:span></text:p>
      <text:p text:style-name="P85"/>
      <text:p text:style-name="P114"><text:span text:style-name="T189">Proposition</text:span> – <text:span text:style-name="T15">Let</text:span><text:span text:style-name="T15"><draw:frame draw:style-name="fr1" draw:name="Objet128" text:anchor-type="as-char" svg:width="1.856cm" svg:height="0.552cm" draw:z-index="106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2">a ground truth matrix</text:span><text:span text:style-name="T37">. </text:span><text:span text:style-name="T44">Then the application</text:span></text:p>
      <text:p text:style-name="P92"><text:soft-page-break/><draw:frame draw:style-name="fr1" draw:name="Objet129" text:anchor-type="as-char" svg:width="4.32cm" svg:height="1.875cm" draw:z-index="107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01"><text:span text:style-name="T221">is</text:span><text:span text:style-name="T219"> a loss function. </text:span><text:span text:style-name="T252">The application is commonly named as Categorical cross-entropy loss.</text:span></text:p>
      <text:p text:style-name="P52"/>
      <text:p text:style-name="P52">Its Gradient matrix is</text:p>
      <text:p text:style-name="P94"><draw:frame draw:style-name="fr1" draw:name="Objet136" text:anchor-type="as-char" svg:width="4.898cm" svg:height="1.977cm" draw:z-index="108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87"/>
      <text:p text:style-name="P88"><text:span text:style-name="T175">P</text:span><text:span text:style-name="T174">roof:</text:span> TO DO.</text:p>
      <text:p text:style-name="P90"/>
      <text:p text:style-name="P116"><text:span text:style-name="T244">Proposition –</text:span> <text:span text:style-name="T65">Let</text:span><text:span text:style-name="T65"><draw:frame draw:style-name="fr1" draw:name="Objet182" text:anchor-type="as-char" svg:width="1.856cm" svg:height="0.552cm" draw:z-index="127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1">a</text:span><text:span text:style-name="T66"> ground truth matrix</text:span><text:span text:style-name="T37">. </text:span><text:span text:style-name="T55">Let</text:span><text:span text:style-name="T55"><draw:frame draw:style-name="fr1" draw:name="Objet165" text:anchor-type="as-char" svg:width="2.805cm" svg:height="0.542cm" draw:z-index="128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56">and</text:span><text:span text:style-name="T56"><draw:frame draw:style-name="fr1" draw:name="Objet166" text:anchor-type="as-char" svg:width="2.658cm" svg:height="0.542cm" draw:z-index="129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57">the</text:span><text:span text:style-name="T63"><draw:frame draw:style-name="fr1" draw:name="Objet180" text:anchor-type="as-char" svg:width="1.64cm" svg:height="0.467cm" draw:z-index="130"><draw:object xlink:href="./Object 180" xlink:type="simple" xlink:show="embed" xlink:actuate="onLoad"/><draw:image xlink:href="./ObjectReplacements/Object 180" xlink:type="simple" xlink:show="embed" xlink:actuate="onLoad"/></draw:frame></text:span><text:span text:style-name="T57">activation and </text:span><text:span text:style-name="T63">Categorical cross-entropy </text:span><text:span text:style-name="T57">loss functions</text:span><text:span text:style-name="T58">. </text:span><text:span text:style-name="T59">The</text:span><text:span text:style-name="T69">n</text:span><text:span text:style-name="T59"><draw:frame draw:style-name="fr1" draw:name="Objet177" text:anchor-type="as-char" svg:width="2.656cm" svg:height="0.534cm" draw:z-index="131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0">is </text:span><text:span text:style-name="T61">derivable </text:span><text:span text:style-name="T68">on</text:span><text:span text:style-name="T69"><draw:frame draw:style-name="fr1" draw:name="Objet183" text:anchor-type="as-char" svg:width="0.744cm" svg:height="0.527cm" draw:z-index="151"><draw:object xlink:href="./Object 183" xlink:type="simple" xlink:show="embed" xlink:actuate="onLoad"/><draw:image xlink:href="./ObjectReplacements/Object 183" xlink:type="simple" xlink:show="embed" xlink:actuate="onLoad"/></draw:frame></text:span><text:span text:style-name="T69">and</text:span><text:span text:style-name="T68"> </text:span><text:span text:style-name="T70">i</text:span><text:span text:style-name="T64">ts </text:span><text:span text:style-name="T67">G</text:span><text:span text:style-name="T64">radient </text:span><text:span text:style-name="T73">matrix</text:span><text:span text:style-name="T64"> is</text:span></text:p>
      <text:p text:style-name="P108"><draw:frame draw:style-name="fr1" draw:name="Objet181" text:anchor-type="as-char" svg:width="4.226cm" svg:height="1.198cm" draw:z-index="189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90"/>
      <text:p text:style-name="P103"><text:span text:style-name="T174">Proof:</text:span> TO DO.</text:p>
      <text:p text:style-name="P90"/>
      <text:h text:style-name="P121" text:outline-level="1"><text:span text:style-name="T101">4</text:span> – <text:span text:style-name="T90">Dense layers</text:span></text:h>
      <text:p text:style-name="P45"/>
      <text:p text:style-name="P77">Definition –<text:span text:style-name="T15"> </text:span><text:span text:style-name="T51">T</text:span><text:span text:style-name="T48">he </text:span><text:span text:style-name="T50">application</text:span></text:p>
      <text:p text:style-name="P93"><draw:frame draw:style-name="fr1" draw:name="Objet179" text:anchor-type="as-char" svg:width="4.987cm" svg:height="1.289cm" draw:z-index="109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51">defines a dense layer <text:span text:style-name="T216">with</text:span><text:span text:style-name="T210"><draw:frame draw:style-name="fr1" draw:name="Objet108" text:anchor-type="as-char" svg:width="0.466cm" svg:height="0.467cm" draw:z-index="110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18">named </text:span><text:span text:style-name="T211">the input vector, </text:span><text:span text:style-name="T211"><draw:frame draw:style-name="fr1" draw:name="Objet144" text:anchor-type="as-char" svg:width="0.605cm" svg:height="0.467cm" draw:z-index="111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18">named </text:span><text:span text:style-name="T212">the weight matri</text:span><text:span text:style-name="T213">x </text:span><text:span text:style-name="T214">and</text:span><text:span text:style-name="T214"><draw:frame draw:style-name="fr1" draw:name="Objet146" text:anchor-type="as-char" svg:width="0.425cm" svg:height="0.467cm" draw:z-index="112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18">named </text:span><text:span text:style-name="T215">the bias matrix.</text:span></text:p>
      <text:p text:style-name="P51"/>
      <text:p text:style-name="P56">The notation<draw:frame draw:style-name="fr1" draw:name="Objet25" text:anchor-type="as-char" svg:width="0.579cm" svg:height="0.531cm" draw:z-index="113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25">means</text:span><text:span text:style-name="T222"> the application </text:span><text:span text:style-name="T224">corresponding to </text:span><text:span text:style-name="T226">the </text:span><text:span text:style-name="T227">coefficient</text:span><text:span text:style-name="T226"><draw:frame draw:style-name="fr1" draw:name="Objet36" text:anchor-type="as-char" svg:width="0.395cm" svg:height="0.467cm" draw:z-index="114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28">of</text:span><text:span text:style-name="T224"> </text:span><text:span text:style-name="T222">the </text:span><text:span text:style-name="T223">dense layer</text:span><draw:frame draw:style-name="fr1" draw:name="Objet35" text:anchor-type="as-char" svg:width="0.462cm" svg:height="0.467cm" draw:z-index="115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31">Let</text:span><text:span text:style-name="T231"><draw:frame draw:style-name="fr1" draw:name="Objet135" text:anchor-type="as-char" svg:width="1.342cm" svg:height="0.527cm" draw:z-index="132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45">an input vector</text:span><text:span text:style-name="T231">, </text:span><text:span text:style-name="T231"><draw:frame draw:style-name="fr1" draw:name="Objet134" text:anchor-type="as-char" svg:width="1.946cm" svg:height="0.531cm" draw:z-index="133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46">a weight matrix </text:span><text:span text:style-name="T232">and</text:span><text:span text:style-name="T231"><draw:frame draw:style-name="fr1" draw:name="Objet127" text:anchor-type="as-char" svg:width="1.399cm" svg:height="0.527cm" draw:z-index="134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47">a</text:span><text:span text:style-name="T246"> bias matrix </text:span><text:span text:style-name="T231">then</text:span></text:p>
      <text:p text:style-name="P58"><text:soft-page-break/><draw:frame draw:style-name="fr1" draw:name="Objet132" text:anchor-type="as-char" svg:width="2.379cm" svg:height="0.482cm" draw:z-index="135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6.743cm" svg:height="0.591cm" draw:z-index="136"><draw:object xlink:href="./Object 135" xlink:type="simple" xlink:show="embed" xlink:actuate="onLoad"/><draw:image xlink:href="./ObjectReplacements/Object 135" xlink:type="simple" xlink:show="embed" xlink:actuate="onLoad"/></draw:frame></text:p>
      <text:p text:style-name="P51"/>
      <text:p text:style-name="P79"><text:span text:style-name="T207">P</text:span>roposition –<text:span text:style-name="T15"> </text:span><text:span text:style-name="T134">Let</text:span><text:span text:style-name="T134"><draw:frame draw:style-name="fr1" draw:name="Objet184" text:anchor-type="as-char" svg:width="4.78cm" svg:height="0.591cm" draw:z-index="137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36">the</text:span><text:span text:style-name="T137"> </text:span><text:span text:style-name="T139">dense layer </text:span><text:span text:style-name="T157">function. </text:span><text:span text:style-name="T159">Then</text:span><text:span text:style-name="T159"><draw:frame draw:style-name="fr1" draw:name="Objet188" text:anchor-type="as-char" svg:width="0.462cm" svg:height="0.467cm" draw:z-index="144"><draw:object xlink:href="./Object 188" xlink:type="simple" xlink:show="embed" xlink:actuate="onLoad"/><draw:image xlink:href="./ObjectReplacements/Object 188" xlink:type="simple" xlink:show="embed" xlink:actuate="onLoad"/></draw:frame></text:span><text:span text:style-name="T144">is </text:span><text:span text:style-name="T145">derivable </text:span><text:span text:style-name="T147">according </text:span><text:span text:style-name="T149">the first and third variables</text:span><text:span text:style-name="T145"> </text:span><text:span text:style-name="T146">on</text:span><text:span text:style-name="T143"><draw:frame draw:style-name="fr1" draw:name="Objet186" text:anchor-type="as-char" svg:width="0.744cm" svg:height="0.527cm" draw:z-index="145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48">and</text:span><text:span text:style-name="T148"><draw:frame draw:style-name="fr1" draw:name="Objet187" text:anchor-type="as-char" svg:width="0.84cm" svg:height="0.527cm" draw:z-index="146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48">respectively</text:span><text:span text:style-name="T143">.</text:span></text:p>
      <text:p text:style-name="P109"/>
      <text:p text:style-name="P80"><text:span text:style-name="T153">Let</text:span><text:span text:style-name="T153"><draw:frame draw:style-name="fr1" draw:name="Objet189" text:anchor-type="as-char" svg:width="1.342cm" svg:height="0.527cm" draw:z-index="147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54">an input vector </text:span><text:span text:style-name="T156">and</text:span><text:span text:style-name="T153"><draw:frame draw:style-name="fr1" draw:name="Objet190" text:anchor-type="as-char" svg:width="1.399cm" svg:height="0.527cm" draw:z-index="148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56">a</text:span><text:span text:style-name="T155"> bias matrix. </text:span><text:span text:style-name="T158">T</text:span><text:span text:style-name="T153">hen</text:span><text:span text:style-name="T150"><draw:frame draw:style-name="fr1" draw:name="Objet191" text:anchor-type="as-char" svg:width="2.357cm" svg:height="0.591cm" draw:z-index="177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51">is also derivable </text:span><text:span text:style-name="T152">for all coefficient</text:span><text:span text:style-name="T152"><draw:frame draw:style-name="fr1" draw:name="Objet192" text:anchor-type="as-char" svg:width="2.108cm" svg:height="0.482cm" draw:z-index="181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52">.</text:span></text:p>
      <text:p text:style-name="P109"/>
      <text:p text:style-name="P79"><text:span text:style-name="T52">Its Jacobian matri</text:span><text:span text:style-name="T53">ces are</text:span></text:p>
      <text:p text:style-name="P65"><draw:frame draw:style-name="fr1" draw:name="Objet194" text:anchor-type="as-char" svg:width="3.366cm" svg:height="1.235cm" draw:z-index="185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25"><text:span text:style-name="T133"><draw:frame draw:style-name="fr1" draw:name="Objet42" text:anchor-type="as-char" svg:width="2.54cm" svg:height="0.482cm" draw:z-index="122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33">,</text:span><text:span text:style-name="T132"><draw:frame draw:style-name="fr1" draw:name="Objet39" text:anchor-type="as-char" svg:width="3.119cm" svg:height="1.189cm" draw:z-index="123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95"><draw:frame draw:style-name="fr1" draw:name="Objet154" text:anchor-type="as-char" svg:width="3.554cm" svg:height="1.304cm" draw:z-index="124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53">with<draw:frame draw:style-name="fr1" draw:name="Objet162" text:anchor-type="as-char" svg:width="0.686cm" svg:height="0.531cm" draw:z-index="125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26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46"/>
      <text:p text:style-name="P89"><text:span text:style-name="T175">P</text:span><text:span text:style-name="T174">roof:</text:span> TO DO.</text:p>
      <text:p text:style-name="P46"/>
      <text:p text:style-name="P82"><text:span text:style-name="T207">P</text:span><text:span text:style-name="T208">roposition –</text:span><text:span text:style-name="T49"> </text:span><text:span text:style-name="T134">Let</text:span><text:span text:style-name="T134"><draw:frame draw:style-name="fr1" draw:name="Objet155" text:anchor-type="as-char" svg:width="4.78cm" svg:height="0.591cm" draw:z-index="138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35">and</text:span><text:span text:style-name="T135"><draw:frame draw:style-name="fr1" draw:name="Objet156" text:anchor-type="as-char" svg:width="3.314cm" svg:height="0.527cm" draw:z-index="139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36">the</text:span><text:span text:style-name="T137"> </text:span><text:span text:style-name="T139">dense layer </text:span><text:span text:style-name="T140">and</text:span><text:span text:style-name="T141"><draw:frame draw:style-name="fr1" draw:name="Objet157" text:anchor-type="as-char" svg:width="1.252cm" svg:height="0.467cm" draw:z-index="140"><draw:object xlink:href="./Object 157" xlink:type="simple" xlink:show="embed" xlink:actuate="onLoad"/><draw:image xlink:href="./ObjectReplacements/Object 157" xlink:type="simple" xlink:show="embed" xlink:actuate="onLoad"/></draw:frame></text:span><text:span text:style-name="T136">activation functions</text:span><text:span text:style-name="T138">. </text:span><text:span text:style-name="T161">Let</text:span><text:span text:style-name="T161"><draw:frame draw:style-name="fr1" draw:name="Objet210" text:anchor-type="as-char" svg:width="4.865cm" svg:height="1.221cm" draw:z-index="152"><draw:object xlink:href="./Object 210" xlink:type="simple" xlink:show="embed" xlink:actuate="onLoad"/><draw:image xlink:href="./ObjectReplacements/Object 210" xlink:type="simple" xlink:show="embed" xlink:actuate="onLoad"/></draw:frame></text:span><text:span text:style-name="T162">such as</text:span><text:span text:style-name="T162"><draw:frame draw:style-name="fr1" draw:name="Objet211" text:anchor-type="as-char" svg:width="3.662cm" svg:height="0.557cm" draw:z-index="158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61">. </text:span><text:span text:style-name="T142">The</text:span><text:span text:style-name="T143">n</text:span><text:span text:style-name="T142"><draw:frame draw:style-name="fr1" draw:name="Objet158" text:anchor-type="as-char" svg:width="7.288cm" svg:height="0.591cm" draw:z-index="141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44">is </text:span><text:span text:style-name="T145">derivable </text:span><text:span text:style-name="T147">according</text:span><text:span text:style-name="T147"> </text:span><text:span text:style-name="T149">the first and third variables</text:span><text:span text:style-name="T145"> </text:span><text:span text:style-name="T146">on</text:span><text:span text:style-name="T143"><draw:frame draw:style-name="fr1" draw:name="Objet159" text:anchor-type="as-char" svg:width="0.744cm" svg:height="0.527cm" draw:z-index="142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48">and</text:span><text:span text:style-name="T148"><draw:frame draw:style-name="fr1" draw:name="Objet163" text:anchor-type="as-char" svg:width="0.84cm" svg:height="0.527cm" draw:z-index="143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48">respectively</text:span><text:span text:style-name="T143">.</text:span></text:p>
      <text:p text:style-name="P83"/>
      <text:p text:style-name="P57">The notation<draw:frame draw:style-name="fr1" draw:name="Objet214" text:anchor-type="as-char" svg:width="1.443cm" svg:height="0.591cm" draw:z-index="153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25">means</text:span><text:span text:style-name="T222"> the application </text:span><text:span text:style-name="T224">corresponding to </text:span><text:span text:style-name="T226">the </text:span><text:span text:style-name="T227">coefficient</text:span><text:span text:style-name="T226"><draw:frame draw:style-name="fr1" draw:name="Objet215" text:anchor-type="as-char" svg:width="0.556cm" svg:height="0.467cm" draw:z-index="154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28">of</text:span><text:span text:style-name="T228"><draw:frame draw:style-name="fr1" draw:name="Objet216" text:anchor-type="as-char" svg:width="1.443cm" svg:height="0.527cm" draw:z-index="156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31">Let</text:span><text:span text:style-name="T231"><draw:frame draw:style-name="fr1" draw:name="Objet217" text:anchor-type="as-char" svg:width="1.6cm" svg:height="0.527cm" draw:z-index="157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31">then</text:span></text:p>
      <text:p text:style-name="P61"><draw:frame draw:style-name="fr1" draw:name="Objet212" text:anchor-type="as-char" svg:width="2.54cm" svg:height="0.482cm" draw:z-index="178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179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83"/>
      <text:p text:style-name="P78"><text:span text:style-name="T153">Let</text:span><text:span text:style-name="T153"><draw:frame draw:style-name="fr1" draw:name="Objet167" text:anchor-type="as-char" svg:width="1.342cm" svg:height="0.527cm" draw:z-index="163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54">an input vector </text:span><text:span text:style-name="T156">and</text:span><text:span text:style-name="T153"><draw:frame draw:style-name="fr1" draw:name="Objet185" text:anchor-type="as-char" svg:width="1.399cm" svg:height="0.527cm" draw:z-index="164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56">a</text:span><text:span text:style-name="T155"> bias matrix. </text:span><text:span text:style-name="T158">T</text:span><text:span text:style-name="T153">hen</text:span><text:span text:style-name="T150"><draw:frame draw:style-name="fr1" draw:name="Objet160" text:anchor-type="as-char" svg:width="5.173cm" svg:height="0.591cm" draw:z-index="149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51">is </text:span><text:soft-page-break/><text:span text:style-name="T151">also derivable </text:span><text:span text:style-name="T152">for all coefficient</text:span><text:span text:style-name="T152"><draw:frame draw:style-name="fr1" draw:name="Objet164" text:anchor-type="as-char" svg:width="2.108cm" svg:height="0.482cm" draw:z-index="150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52">.</text:span></text:p>
      <text:p text:style-name="P107"/>
      <text:p text:style-name="P81"><text:span text:style-name="T52">Its </text:span><text:span text:style-name="T74">Gradient</text:span><text:span text:style-name="T52"> matri</text:span><text:span text:style-name="T53">ces are</text:span></text:p>
      <text:p text:style-name="P130"/>
      <text:p text:style-name="P96"><draw:frame draw:style-name="fr1" draw:name="Objet152" text:anchor-type="as-char" svg:width="9.476cm" svg:height="1.799cm" draw:z-index="159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99"><text:span text:style-name="T251">where</text:span><text:span text:style-name="T251"><draw:frame draw:style-name="fr1" draw:name="Objet218" text:anchor-type="as-char" svg:width="1.776cm" svg:height="0.527cm" draw:z-index="193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51">,</text:span><text:span text:style-name="T251"><draw:frame draw:style-name="fr1" draw:name="Objet219" text:anchor-type="as-char" svg:width="2.221cm" svg:height="0.482cm" draw:z-index="194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51">,</text:span></text:p>
      <text:p text:style-name="P125"><draw:frame draw:style-name="fr1" draw:name="Objet220" text:anchor-type="as-char" svg:width="15.759cm" svg:height="1.139cm" draw:z-index="195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97"><text:span text:style-name="T248">with</text:span><text:span text:style-name="T248"><draw:frame draw:style-name="fr1" draw:name="Objet197" text:anchor-type="as-char" svg:width="1.946cm" svg:height="0.531cm" draw:z-index="160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49">a weight matrix, </text:span><text:span text:style-name="T231"><draw:frame draw:style-name="fr1" draw:name="Objet198" text:anchor-type="as-char" svg:width="1.399cm" svg:height="0.527cm" draw:z-index="166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47">a</text:span><text:span text:style-name="T246"> bias matrix </text:span><text:span text:style-name="T250">and </text:span><text:span text:style-name="T119"><draw:frame draw:style-name="fr1" draw:name="Objet199" text:anchor-type="as-char" svg:width="0.945cm" svg:height="0.614cm" draw:z-index="174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10">the</text:span><text:span text:style-name="T110"><draw:frame draw:style-name="fr1" draw:name="Objet200" text:anchor-type="as-char" svg:width="1.099cm" svg:height="0.603cm" draw:z-index="175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10">indicator function </text:span><text:span text:style-name="T121">on</text:span><text:span text:style-name="T121"><draw:frame draw:style-name="fr1" draw:name="Objet201" text:anchor-type="as-char" svg:width="0.556cm" svg:height="0.385cm" draw:z-index="184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10">.</text:span></text:p>
      <text:p text:style-name="P110"/>
      <text:p text:style-name="P26"><text:span text:style-name="T133"><draw:frame draw:style-name="fr1" draw:name="Objet195" text:anchor-type="as-char" svg:width="2.54cm" svg:height="0.482cm" draw:z-index="161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33">,</text:span><text:span text:style-name="T132"><draw:frame draw:style-name="fr1" draw:name="Objet196" text:anchor-type="as-char" svg:width="10.43cm" svg:height="1.838cm" draw:z-index="162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99"><text:span text:style-name="T251">where</text:span><text:span text:style-name="T251"><draw:frame draw:style-name="fr1" draw:name="Objet221" text:anchor-type="as-char" svg:width="1.82cm" svg:height="0.527cm" draw:z-index="186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51">,</text:span><text:span text:style-name="T251"><draw:frame draw:style-name="fr1" draw:name="Objet222" text:anchor-type="as-char" svg:width="2.221cm" svg:height="0.482cm" draw:z-index="187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51">,</text:span></text:p>
      <text:p text:style-name="P125"><draw:frame draw:style-name="fr1" draw:name="Objet223" text:anchor-type="as-char" svg:width="13.18cm" svg:height="1.122cm" draw:z-index="188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8"><text:span text:style-name="T163">with</text:span><text:span text:style-name="T163"><draw:frame draw:style-name="fr1" draw:name="Objet202" text:anchor-type="as-char" svg:width="1.342cm" svg:height="0.527cm" draw:z-index="167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64">a</text:span><text:span text:style-name="T173">n input</text:span><text:span text:style-name="T164"> matrix, </text:span><text:span text:style-name="T165"><draw:frame draw:style-name="fr1" draw:name="Objet203" text:anchor-type="as-char" svg:width="1.399cm" svg:height="0.527cm" draw:z-index="168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66">a</text:span><text:span text:style-name="T167"> bias matrix </text:span><text:span text:style-name="T168">and </text:span><text:span text:style-name="T169"><draw:frame draw:style-name="fr1" draw:name="Objet204" text:anchor-type="as-char" svg:width="0.945cm" svg:height="0.614cm" draw:z-index="169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70">the</text:span><text:span text:style-name="T170"><draw:frame draw:style-name="fr1" draw:name="Objet205" text:anchor-type="as-char" svg:width="1.099cm" svg:height="0.603cm" draw:z-index="170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70">indicator function </text:span><text:span text:style-name="T171">on</text:span><text:span text:style-name="T171"><draw:frame draw:style-name="fr1" draw:name="Objet206" text:anchor-type="as-char" svg:width="0.556cm" svg:height="0.385cm" draw:z-index="173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170">.</text:span></text:p>
      <text:p text:style-name="P98"/>
      <text:p text:style-name="P112"><draw:frame draw:style-name="fr1" draw:name="Objet193" text:anchor-type="as-char" svg:width="9.393cm" svg:height="1.799cm" draw:z-index="155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00"><text:span text:style-name="T251">where</text:span><text:span text:style-name="T251"><draw:frame draw:style-name="fr1" draw:name="Objet225" text:anchor-type="as-char" svg:width="1.831cm" svg:height="0.527cm" draw:z-index="182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51">,</text:span><text:span text:style-name="T251"><draw:frame draw:style-name="fr1" draw:name="Objet226" text:anchor-type="as-char" svg:width="2.54cm" svg:height="0.482cm" draw:z-index="183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51">,</text:span></text:p>
      <text:p text:style-name="P126"><draw:frame draw:style-name="fr1" draw:name="Objet224" text:anchor-type="as-char" svg:width="13.989cm" svg:height="1.088cm" draw:z-index="180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9"><text:span text:style-name="T163">with</text:span><text:span text:style-name="T163"><draw:frame draw:style-name="fr1" draw:name="Objet208" text:anchor-type="as-char" svg:width="1.342cm" svg:height="0.527cm" draw:z-index="171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64">a weight matrix </text:span><text:span text:style-name="T172">and</text:span><text:span text:style-name="T163"><draw:frame draw:style-name="fr1" draw:name="Objet209" text:anchor-type="as-char" svg:width="1.946cm" svg:height="0.531cm" draw:z-index="172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64">a weight matrix.</text:span></text:p>
      <text:p text:style-name="P111"/>
      <text:p text:style-name="P64"><text:span text:style-name="T174">Proof:</text:span> TO DO.</text:p>
      <text:p text:style-name="P47"><text:soft-page-break/></text:p>
      <text:h text:style-name="P122" text:outline-level="1"><text:span text:style-name="T101">5</text:span> – <text:span text:style-name="T88">Neural Network</text:span></text:h>
      <text:p text:style-name="P22"/>
      <text:p text:style-name="P135"><text:span text:style-name="T10">Definition –</text:span> A layer is defined as <text:span text:style-name="T267">the application</text:span><draw:frame draw:style-name="fr2" draw:name="Objet239" text:anchor-type="as-char" svg:width="3.314cm" svg:height="0.591cm" draw:z-index="226"><draw:object xlink:href="./Object 239" xlink:type="simple" xlink:show="embed" xlink:actuate="onLoad"/><draw:image xlink:href="./ObjectReplacements/Object 239" xlink:type="simple" xlink:show="embed" xlink:actuate="onLoad"/></draw:frame><text:span text:style-name="T268">such as</text:span><text:span text:style-name="T268"><draw:frame draw:style-name="fr2" draw:name="Objet240" text:anchor-type="as-char" svg:width="0.462cm" svg:height="0.467cm" draw:z-index="227"><draw:object xlink:href="./Object 240" xlink:type="simple" xlink:show="embed" xlink:actuate="onLoad"/><draw:image xlink:href="./ObjectReplacements/Object 240" xlink:type="simple" xlink:show="embed" xlink:actuate="onLoad"/><svg:desc>formule</svg:desc></draw:frame></text:span><text:span text:style-name="T271">is</text:span><text:span text:style-name="T269"> a </text:span><text:span text:style-name="T270">dense layer </text:span><text:span text:style-name="T271">and</text:span><text:span text:style-name="T270"><draw:frame draw:style-name="fr2" draw:name="Objet241" text:anchor-type="as-char" svg:width="0.838cm" svg:height="0.531cm" draw:z-index="228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270">an activation function.</text:span></text:p>
      <text:p text:style-name="P135"/>
      <text:p text:style-name="P135"><text:span text:style-name="T14">Definition –</text:span><text:span text:style-name="T284"> </text:span><text:span text:style-name="T272">A training data set is defined as </text:span><text:span text:style-name="T275">a </text:span><text:span text:style-name="T273">couples </text:span><text:span text:style-name="T274">of </text:span><text:span text:style-name="T276">vectors</text:span><text:span text:style-name="T274"><draw:frame draw:style-name="fr1" draw:name="Objet242" text:anchor-type="as-char" svg:width="3.141cm" svg:height="0.591cm" draw:z-index="235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278">for</text:span><text:span text:style-name="T277"><draw:frame draw:style-name="fr1" draw:name="Objet243" text:anchor-type="as-char" svg:width="1.625cm" svg:height="0.482cm" draw:z-index="236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77">. </text:span><text:span text:style-name="T282">The</text:span><text:span text:style-name="T277"><draw:frame draw:style-name="fr2" draw:name="Objet247" text:anchor-type="as-char" svg:width="0.603cm" svg:height="0.531cm" draw:z-index="240"><draw:object xlink:href="./Object 247" xlink:type="simple" xlink:show="embed" xlink:actuate="onLoad"/><draw:image xlink:href="./ObjectReplacements/Object 247" xlink:type="simple" xlink:show="embed" xlink:actuate="onLoad"/></draw:frame></text:span><text:span text:style-name="T282">are</text:span><text:span text:style-name="T279"> named input or feature matri</text:span><text:span text:style-name="T282">ces</text:span><text:span text:style-name="T279"> </text:span><text:span text:style-name="T280">and </text:span><text:span text:style-name="T283">the</text:span><text:span text:style-name="T280"><draw:frame draw:style-name="fr2" draw:name="Objet246" text:anchor-type="as-char" svg:width="0.57cm" svg:height="0.531cm" draw:z-index="239"><draw:object xlink:href="./Object 246" xlink:type="simple" xlink:show="embed" xlink:actuate="onLoad"/><draw:image xlink:href="./ObjectReplacements/Object 246" xlink:type="simple" xlink:show="embed" xlink:actuate="onLoad"/></draw:frame></text:span><text:span text:style-name="T281">target or label matri</text:span><text:span text:style-name="T283">ces</text:span><text:span text:style-name="T281">.</text:span></text:p>
      <text:p text:style-name="P22"/>
      <text:p text:style-name="P71">Definition –<text:span text:style-name="T15"> </text:span><text:span text:style-name="T76">Let </text:span><text:span text:style-name="T77">a training data set</text:span><text:span text:style-name="T77"><draw:frame draw:style-name="fr1" draw:name="Objet15" text:anchor-type="as-char" svg:width="3.408cm" svg:height="0.598cm" draw:z-index="241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77">. </text:span><text:span text:style-name="T78">Let</text:span><text:span text:style-name="T79"><draw:frame draw:style-name="fr2" draw:name="Objet20" text:anchor-type="as-char" svg:width="0.466cm" svg:height="0.467cm" draw:z-index="242"><draw:object xlink:href="./Object 20" xlink:type="simple" xlink:show="embed" xlink:actuate="onLoad"/><draw:image xlink:href="./ObjectReplacements/Object 20" xlink:type="simple" xlink:show="embed" xlink:actuate="onLoad"/></draw:frame></text:span><text:span text:style-name="T80">layers</text:span><text:span text:style-name="T80"><draw:frame draw:style-name="fr2" draw:name="Objet21" text:anchor-type="as-char" svg:width="4.24cm" svg:height="0.534cm" draw:z-index="243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6">for</text:span><text:span text:style-name="T86"><draw:frame draw:style-name="fr1" draw:name="Objet22" text:anchor-type="as-char" svg:width="2.191cm" svg:height="0.482cm" draw:z-index="244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83">and </text:span><text:span text:style-name="T84">one layer</text:span></text:p>
      <text:p text:style-name="P139"># TODO</text:p>
      <text:p text:style-name="P22"/>
      <text:h text:style-name="P117" text:outline-level="1"><text:span text:style-name="T101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19T08:24:23.077000000</dc:date>
    <meta:editing-duration>P1DT15H47M8S</meta:editing-duration>
    <meta:editing-cycles>1105</meta:editing-cycles>
    <meta:document-statistic meta:table-count="0" meta:image-count="0" meta:object-count="245" meta:page-count="9" meta:paragraph-count="128" meta:word-count="750" meta:character-count="5102" meta:non-whitespace-character-count="4424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9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12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i mathvariant="normal">ℜ</mi>
    <annotation encoding="StarMath 5.0">Re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i>ξ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sub>
              <mi>W</mi>
              <mrow>
                <mi>j</mi>
                <mi>,</mi>
                <mi mathvariant="normal">:</mi>
              </mrow>
            </msub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W_{j,:}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i>ξ</mi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 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i>f</mi>
    <annotation encoding="StarMath 5.0">f</annotation>
  </semantics>
</math>
</file>

<file path=Object 141/content.xml><?xml version="1.0" encoding="utf-8"?>
<math xmlns="http://www.w3.org/1998/Math/MathML" display="block">
  <semantics>
    <mrow>
      <mi>f</mi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i>f</mi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i>f</mi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circ g : left lbrace
  stack {
    E %toward Re #
    %epsilon  %as (f circ g)(%epsilon) = f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i>k</mi>
          </msub>
        </msup>
      </mrow>
    </mrow>
    <annotation encoding="StarMath 5.0">(X_i,Y_i) in Re^{m_1} times Re^{m_k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i mathvariant="normal">:</mi>
      <mi mathvariant="normal">ℜ</mi>
      <mi>↔</mi>
      <mi mathvariant="normal">ℜ</mi>
    </mrow>
    <annotation encoding="StarMath 5.0">F^upstream_{j'} circ ReLU_{j'} circ L_{j'}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i>ξ</mi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171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2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3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175/content.xml><?xml version="1.0" encoding="utf-8"?>
<math xmlns="http://www.w3.org/1998/Math/MathML" display="block">
  <semantics>
    <mi>C</mi>
    <annotation encoding="StarMath 5.0">C</annotation>
  </semantics>
</math>
</file>

<file path=Object 17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177/content.xml><?xml version="1.0" encoding="utf-8"?>
<math xmlns="http://www.w3.org/1998/Math/MathML" display="block">
  <semantics>
    <mrow>
      <mi>ξ</mi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 circ S: Re^m %toward Re</annotation>
  </semantics>
</math>
</file>

<file path=Object 178/content.xml><?xml version="1.0" encoding="utf-8"?>
<math xmlns="http://www.w3.org/1998/Math/MathML" display="block">
  <semantics>
    <mrow>
      <mi>f</mi>
      <mo stretchy="false">∘</mo>
      <mi>g</mi>
    </mrow>
    <annotation encoding="StarMath 5.0"> f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ξ</mi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sup>
        <mi mathvariant="normal">ℜ</mi>
        <mi>m</mi>
      </msup>
      <mi>↔</mi>
      <mi mathvariant="normal">ℜ</mi>
    </mrow>
    <annotation encoding="StarMath 5.0">L_{j'} : Re^m %toward Re</annotation>
  </semantics>
</math>
</file>

<file path=Object 192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)} over {partial b} : left lbrace
  stack {
    Re^{m'} %toward Re^{m'} #
    b %as {partial (F^upstream circ ReLU circ L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</mrow>
            </mrow>
            <mo fence="true" form="postfix" stretchy="false">)</mo>
          </mrow>
        </mrow>
        <mrow>
          <mi>d</mi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i>d</mi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</mrow>
                        </mrow>
                        <mo fence="true" form="postfix" stretchy="false">)</mo>
                      </mrow>
                    </mrow>
                    <mrow>
                      <mi>d</mi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(F^upstream_{j'} circ ReLU_{j'} circ L_{j'})} over {d w} : left lbrace
  stack {
    Re^m %toward Re^m #
    w %as {d (F^upstream_{j'} circ ReLU_{j'} circ L_{j'})} over {d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199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i mathvariant="normal">ℜ</mi>
    <annotation encoding="StarMath 5.0">Re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)} over {partial y} : left lbrace
  stack {
    Re^{m} %toward Re^{m} #
    y %as {partial (F^upstream circ ReLU circ L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05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06/content.xml><?xml version="1.0" encoding="utf-8"?>
<math xmlns="http://www.w3.org/1998/Math/MathML" display="block">
  <semantics>
    <mi mathvariant="normal">ℜ</mi>
    <annotation encoding="StarMath 5.0">Re</annotation>
  </semantics>
</math>
</file>

<file path=Object 20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p>
        <mi>L</mi>
        <mi>k</mi>
      </msup>
      <mo stretchy="false">∘</mo>
      <msup>
        <mi mathvariant="italic">ReLU</mi>
        <mi>k</mi>
      </msup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L^k circ ReLU^k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j'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row>
              <mi>k</mi>
              <mo stretchy="false">−</mo>
              <mn>1</mn>
            </mrow>
          </mrow>
        </mrow>
        <mo fence="true" form="postfix" stretchy="false">⟧</mo>
      </mrow>
    </mrow>
    <annotation encoding="StarMath 5.0">i in ldbracket 1,k-1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i>w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i>w</mi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)} over {d w} (w)_j = F^upstream_{j'}'(ReLU_{j'}(L_{j'}(w))) times 1_{ Re_{ "" bslash \{0\} }^"+" }(L_{j'}(w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i>U</mi>
    <annotation encoding="StarMath 5.0">U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i>V</mi>
    <annotation encoding="StarMath 5.0">V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g</mi>
                <mo stretchy="false">∘</mo>
                <mi>f</mi>
              </mrow>
            </mrow>
            <mo fence="true" form="postfix" stretchy="false">)</mo>
          </mrow>
        </mrow>
        <mrow>
          <mi>d</mi>
          <mi>x</mi>
        </mrow>
      </mfrac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row>
                      <mfrac>
                        <mrow>
                          <mi>d</mi>
                          <mi>g</mi>
                        </mrow>
                        <mrow>
                          <mi>d</mi>
                          <mi>y</mi>
                        </mrow>
                      </mfrac>
                      <mrow>
                        <mo fence="true" form="prefix" stretchy="false">(</mo>
                        <mrow>
                          <mrow>
                            <mi>f</mi>
                            <mrow>
                              <mo fence="true" form="prefix" stretchy="false">(</mo>
                              <mrow>
                                <mi>x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o stretchy="false">×</mo>
                    <mrow>
                      <mfrac>
                        <mrow>
                          <mi>d</mi>
                          <mi>f</mi>
                        </mrow>
                        <mrow>
                          <mi>d</mi>
                          <mi>x</mi>
                        </mrow>
                      </mfrac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d (g circ f)} over {d x} : left lbrace
  stack {
    U %toward M_{p,n} #
    x %as {{d g} over {d y} ( f(x) )} times {{d f} over {d x} ( x )}
  }
right none

</annotation>
  </semantics>
</math>
</file>

<file path=Object 238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sub>
          <mi>D</mi>
          <mi mathvariant="italic">pw</mi>
        </msub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i>ζ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 D ( Re^{m} ) subset D_pw ( Re^{m} )subset %zeta ( Re^{m} )</annotation>
  </semantics>
</math>
</file>

<file path=Object 239/content.xml><?xml version="1.0" encoding="utf-8"?>
<math xmlns="http://www.w3.org/1998/Math/MathML" display="block">
  <semantics>
    <mrow>
      <mi>L</mi>
      <mo stretchy="false">∘</mo>
      <msub>
        <mi>F</mi>
        <mi mathvariant="italic">act</mi>
      </msub>
      <mi mathvariant="normal">:</mi>
      <msup>
        <mi mathvariant="normal">ℜ</mi>
        <mi>m</mi>
      </msup>
      <mi>↔</mi>
      <msup>
        <mi mathvariant="normal">ℜ</mi>
        <mrow>
          <mi>m</mi>
          <mi>'</mi>
        </mrow>
      </msup>
    </mrow>
    <annotation encoding="StarMath 5.0">L circ F_act : Re^m %toward Re^{m'}</annotation>
  </semantics>
</math>
</file>

<file path=Object 240/content.xml><?xml version="1.0" encoding="utf-8"?>
<math xmlns="http://www.w3.org/1998/Math/MathML" display="block">
  <semantics>
    <mi>L</mi>
    <annotation encoding="StarMath 5.0">L</annotation>
  </semantics>
</math>
</file>

<file path=Object 241/content.xml><?xml version="1.0" encoding="utf-8"?>
<math xmlns="http://www.w3.org/1998/Math/MathML" display="block">
  <semantics>
    <msub>
      <mi>F</mi>
      <mi mathvariant="italic">act</mi>
    </msub>
    <annotation encoding="StarMath 5.0">F_act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_i,Y_i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5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246/content.xml><?xml version="1.0" encoding="utf-8"?>
<math xmlns="http://www.w3.org/1998/Math/MathML" display="block">
  <semantics>
    <msub>
      <mi>Y</mi>
      <mi>i</mi>
    </msub>
    <annotation encoding="StarMath 5.0"> Y_i </annotation>
  </semantics>
</math>
</file>

<file path=Object 247/content.xml><?xml version="1.0" encoding="utf-8"?>
<math xmlns="http://www.w3.org/1998/Math/MathML" display="block">
  <semantics>
    <msub>
      <mi>X</mi>
      <mi>i</mi>
    </msub>
    <annotation encoding="StarMath 5.0">X_i 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i>d</mi>
          <msub>
            <mi>L</mi>
            <mrow>
              <mi>j</mi>
              <mi>'</mi>
            </mrow>
          </msub>
        </mrow>
        <mrow>
          <mi>d</mi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d L_{j'}} over {d w} : left lbrace
  stack {
    Re^m %toward Re^m #
    w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i mathvariant="normal">ℜ</mi>
    <annotation encoding="StarMath 5.0">Re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f in D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